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DejaVu Sans Mono'" style:font-family-generic="swiss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Consolas" svg:font-family="Consolas, 'DejaVu Sans Mono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style:line-height-at-least="0.397cm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fo:margin-top="0cm" fo:margin-bottom="0.499cm" style:line-height-at-least="0.397cm"/>
    </style:style>
    <style:style style:name="P7" style:family="paragraph">
      <style:text-properties fo:font-size="30pt" style:font-size-asian="30pt" style:font-size-complex="3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size="20pt"/>
    </style:style>
    <style:style style:name="P14" style:family="paragraph">
      <style:text-properties fo:font-size="24pt" style:font-size-asian="24pt" style:font-size-complex="24pt"/>
    </style:style>
    <style:style style:name="T1" style:family="text">
      <style:text-properties fo:color="#666666" style:font-name="Consolas1" fo:font-size="48pt" style:font-size-asian="48pt" style:font-size-complex="48pt"/>
    </style:style>
    <style:style style:name="T2" style:family="text">
      <style:text-properties fo:color="#000000" style:font-name="Consolas1" fo:font-size="48pt" style:font-size-asian="48pt" style:font-size-complex="48pt"/>
    </style:style>
    <style:style style:name="T3" style:family="text">
      <style:text-properties fo:color="#40a070" style:font-name="Consolas1" fo:font-size="48pt" style:font-size-asian="48pt" style:font-size-complex="48pt"/>
    </style:style>
    <style:style style:name="T4" style:family="text">
      <style:text-properties fo:color="#007020" style:font-name="Consolas1" fo:font-size="48pt" fo:font-weight="bold" style:font-size-asian="48pt" style:font-weight-asian="bold" style:font-size-complex="48pt" style:font-weight-complex="bold"/>
    </style:style>
    <style:style style:name="T5" style:family="text">
      <style:text-properties fo:color="#007020" style:font-name="Consolas1" fo:font-size="48pt" style:font-size-asian="48pt" style:font-size-complex="48pt"/>
    </style:style>
    <style:style style:name="T6" style:family="text">
      <style:text-properties fo:color="#666666" style:font-name="Consolas1" fo:font-size="30pt" style:font-size-asian="30pt" style:font-size-complex="30pt"/>
    </style:style>
    <style:style style:name="T7" style:family="text">
      <style:text-properties fo:color="#000000" style:font-name="Consolas1" fo:font-size="30pt" style:font-size-asian="30pt" style:font-size-complex="30pt"/>
    </style:style>
    <style:style style:name="T8" style:family="text">
      <style:text-properties fo:color="#40a070" style:font-name="Consolas1" fo:font-size="30pt" style:font-size-asian="30pt" style:font-size-complex="30pt"/>
    </style:style>
    <style:style style:name="T9" style:family="text">
      <style:text-properties fo:color="#007020" style:font-name="Consolas1" fo:font-size="30pt" style:font-size-asian="30pt" style:font-size-complex="30pt"/>
    </style:style>
    <style:style style:name="T10" style:family="text">
      <style:text-properties fo:color="#007020" style:font-name="Consolas1" fo:font-size="30pt" fo:font-weight="bold" style:font-size-asian="30pt" style:font-weight-asian="bold" style:font-size-complex="30pt" style:font-weight-complex="bold"/>
    </style:style>
    <style:style style:name="T11" style:family="text">
      <style:text-properties fo:color="#4070a0" style:font-name="Consolas1" fo:font-size="30pt" style:font-size-asian="30pt" style:font-size-complex="30pt"/>
    </style:style>
    <style:style style:name="T12" style:family="text">
      <style:text-properties fo:color="#70a0d0" style:font-name="Consolas1" fo:font-size="30pt" fo:font-style="italic" style:font-size-asian="30pt" style:font-style-asian="italic" style:font-size-complex="30pt" style:font-style-complex="italic"/>
    </style:style>
    <style:style style:name="T13" style:family="text">
      <style:text-properties fo:color="#666666" style:font-name="Consolas1" fo:font-size="36pt" style:font-size-asian="36pt" style:font-size-complex="36pt"/>
    </style:style>
    <style:style style:name="T14" style:family="text">
      <style:text-properties fo:color="#000000" style:font-name="Consolas1" fo:font-size="36pt" style:font-size-asian="36pt" style:font-size-complex="36pt"/>
    </style:style>
    <style:style style:name="T15" style:family="text">
      <style:text-properties fo:color="#40a070" style:font-name="Consolas1" fo:font-size="36pt" style:font-size-asian="36pt" style:font-size-complex="36pt"/>
    </style:style>
    <style:style style:name="T16" style:family="text">
      <style:text-properties fo:color="#666666" style:font-name="Consolas1" fo:font-size="44pt" style:font-size-asian="44pt" style:font-size-complex="44pt"/>
    </style:style>
    <style:style style:name="T17" style:family="text">
      <style:text-properties fo:color="#000000" style:font-name="Consolas1" fo:font-size="44pt" style:font-size-asian="44pt" style:font-size-complex="44pt"/>
    </style:style>
    <style:style style:name="T18" style:family="text">
      <style:text-properties fo:color="#4070a0" style:font-name="Consolas1" fo:font-size="44pt" style:font-size-asian="44pt" style:font-size-complex="44pt"/>
    </style:style>
    <style:style style:name="T19" style:family="text">
      <style:text-properties fo:color="#40a070" style:font-name="Consolas1" fo:font-size="44pt" style:font-size-asian="44pt" style:font-size-complex="44pt"/>
    </style:style>
    <style:style style:name="T20" style:family="text">
      <style:text-properties fo:color="#007020" style:font-name="Consolas1" fo:font-size="44pt" style:font-size-asian="44pt" style:font-size-complex="44pt"/>
    </style:style>
    <style:style style:name="T21" style:family="text">
      <style:text-properties fo:color="#007020" style:font-name="Consolas1" fo:font-size="44pt" fo:font-weight="bold" style:font-size-asian="44pt" style:font-weight-asian="bold" style:font-size-complex="44pt" style:font-weight-complex="bold"/>
    </style:style>
    <style:style style:name="T22" style:family="text">
      <style:text-properties fo:color="#000000" fo:font-size="44pt" style:font-size-asian="44pt" style:font-size-complex="44pt"/>
    </style:style>
    <style:style style:name="T23" style:family="text">
      <style:text-properties fo:color="#000000" fo:font-size="48pt" style:font-size-asian="48pt" style:font-size-complex="48pt"/>
    </style:style>
    <style:style style:name="T24" style:family="text">
      <style:text-properties style:font-name="Consolas1" fo:font-size="48pt" style:font-size-asian="48pt" style:font-size-complex="48pt"/>
    </style:style>
    <style:style style:name="T25" style:family="text">
      <style:text-properties fo:color="#666666" style:font-name="Consolas1" fo:font-size="32pt" style:font-size-asian="32pt" style:font-size-complex="32pt"/>
    </style:style>
    <style:style style:name="T26" style:family="text">
      <style:text-properties fo:color="#000000" style:font-name="Consolas1" fo:font-size="32pt" style:font-size-asian="32pt" style:font-size-complex="32pt"/>
    </style:style>
    <style:style style:name="T27" style:family="text">
      <style:text-properties fo:color="#007020" style:font-name="Consolas1" fo:font-size="32pt" style:font-size-asian="32pt" style:font-size-complex="32pt"/>
    </style:style>
    <style:style style:name="T28" style:family="text">
      <style:text-properties fo:color="#40a070" style:font-name="Consolas1" fo:font-size="32pt" style:font-size-asian="32pt" style:font-size-complex="32pt"/>
    </style:style>
    <style:style style:name="T29" style:family="text">
      <style:text-properties fo:color="#4070a0" style:font-name="Consolas1" fo:font-size="32pt" style:font-size-asian="32pt" style:font-size-complex="32pt"/>
    </style:style>
    <style:style style:name="T30" style:family="text">
      <style:text-properties fo:color="#007020" style:font-name="Consolas1" fo:font-size="36pt" style:font-size-asian="36pt" style:font-size-complex="36pt"/>
    </style:style>
    <style:style style:name="T31" style:family="text">
      <style:text-properties fo:color="#666666" style:font-name="Consolas1" fo:font-size="28pt" style:font-size-asian="28pt" style:font-size-complex="28pt"/>
    </style:style>
    <style:style style:name="T32" style:family="text">
      <style:text-properties fo:color="#000000" style:font-name="Consolas1" fo:font-size="28pt" style:font-size-asian="28pt" style:font-size-complex="28pt"/>
    </style:style>
    <style:style style:name="T33" style:family="text">
      <style:text-properties fo:color="#40a070" style:font-name="Consolas1" fo:font-size="28pt" style:font-size-asian="28pt" style:font-size-complex="28pt"/>
    </style:style>
    <style:style style:name="T34" style:family="text">
      <style:text-properties fo:color="#007020" style:font-name="Consolas1" fo:font-size="28pt" fo:font-weight="bold" style:font-size-asian="28pt" style:font-weight-asian="bold" style:font-size-complex="28pt" style:font-weight-complex="bold"/>
    </style:style>
    <style:style style:name="T35" style:family="text">
      <style:text-properties fo:font-size="28pt" style:font-size-asian="28pt" style:font-size-complex="28pt"/>
    </style:style>
    <style:style style:name="T36" style:family="text">
      <style:text-properties fo:color="#4070a0" style:font-name="Consolas1" fo:font-size="28pt" style:font-size-asian="28pt" style:font-size-complex="28pt"/>
    </style:style>
    <style:style style:name="T37" style:family="text">
      <style:text-properties fo:font-size="30pt" style:font-size-asian="30pt" style:font-size-complex="30pt"/>
    </style:style>
    <style:style style:name="T38" style:family="text">
      <style:text-properties fo:color="#007020" style:font-name="Consolas1" fo:font-size="32pt" fo:font-weight="bold" style:font-size-asian="32pt" style:font-weight-asian="bold" style:font-size-complex="32pt" style:font-weight-complex="bold"/>
    </style:style>
    <style:style style:name="T39" style:family="text">
      <style:text-properties fo:font-size="32pt" style:font-size-asian="32pt" style:font-size-complex="32pt"/>
    </style:style>
    <style:style style:name="T40" style:family="text">
      <style:text-properties fo:color="#06287e" style:font-name="Consolas1" fo:font-size="28pt" style:font-size-asian="28pt" style:font-size-complex="28pt"/>
    </style:style>
    <style:style style:name="T41" style:family="text">
      <style:text-properties fo:color="#666666" style:font-name="Consolas1" fo:font-size="26pt" style:font-size-asian="26pt" style:font-size-complex="26pt"/>
    </style:style>
    <style:style style:name="T42" style:family="text">
      <style:text-properties fo:color="#000000" style:font-name="Consolas1" fo:font-size="26pt" style:font-size-asian="26pt" style:font-size-complex="26pt"/>
    </style:style>
    <style:style style:name="T43" style:family="text">
      <style:text-properties fo:color="#40a070" style:font-name="Consolas1" fo:font-size="26pt" style:font-size-asian="26pt" style:font-size-complex="26pt"/>
    </style:style>
    <style:style style:name="T44" style:family="text">
      <style:text-properties fo:color="#007020" style:font-name="Consolas1" fo:font-size="26pt" fo:font-weight="bold" style:font-size-asian="26pt" style:font-weight-asian="bold" style:font-size-complex="26pt" style:font-weight-complex="bold"/>
    </style:style>
    <style:style style:name="T45" style:family="text">
      <style:text-properties fo:color="#06287e" style:font-name="Consolas1" fo:font-size="32pt" style:font-size-asian="32pt" style:font-size-complex="32pt"/>
    </style:style>
    <style:style style:name="T46" style:family="text">
      <style:text-properties style:font-name="Consolas1" fo:font-size="32pt" style:font-size-asian="32pt" style:font-size-complex="32pt"/>
    </style:style>
    <style:style style:name="T47" style:family="text">
      <style:text-properties fo:color="#0e84b5" style:font-name="Consolas1" fo:font-size="32pt" fo:font-weight="bold" style:font-size-asian="32pt" style:font-weight-asian="bold" style:font-size-complex="32pt" style:font-weight-complex="bold"/>
    </style:style>
    <style:style style:name="T48" style:family="text">
      <style:text-properties fo:color="#007020" style:font-name="Consolas1" fo:font-size="36pt" fo:font-weight="bold" style:font-size-asian="36pt" style:font-weight-asian="bold" style:font-size-complex="36pt" style:font-weight-complex="bold"/>
    </style:style>
    <style:style style:name="T49" style:family="text">
      <style:text-properties fo:color="#0e84b5" style:font-name="Consolas1" fo:font-size="36pt" fo:font-weight="bold" style:font-size-asian="36pt" style:font-weight-asian="bold" style:font-size-complex="36pt" style:font-weight-complex="bold"/>
    </style:style>
    <style:style style:name="T50" style:family="text">
      <style:text-properties style:font-name="Consolas1" fo:font-size="36pt" style:font-size-asian="36pt" style:font-size-complex="36pt"/>
    </style:style>
    <style:style style:name="T51" style:family="text">
      <style:text-properties fo:color="#4070a0" style:font-name="Consolas1" fo:font-size="32pt" fo:font-weight="bold" style:font-size-asian="32pt" style:font-weight-asian="bold" style:font-size-complex="32pt" style:font-weight-complex="bold"/>
    </style:style>
    <style:style style:name="T52" style:family="text">
      <style:text-properties fo:color="#4070a0" style:font-name="Consolas1" fo:font-size="36pt" style:font-size-asian="36pt" style:font-size-complex="36pt"/>
    </style:style>
    <style:style style:name="T53" style:family="text">
      <style:text-properties fo:font-size="24pt" style:font-size-asian="24pt" style:font-size-complex="24pt"/>
    </style:style>
    <style:style style:name="T54" style:family="text">
      <style:text-properties fo:color="#666666" style:font-name="Consolas1" fo:font-size="24pt" style:font-size-asian="24pt" style:font-size-complex="24pt"/>
    </style:style>
    <style:style style:name="T55" style:family="text">
      <style:text-properties fo:color="#000000" style:font-name="Consolas1" fo:font-size="24pt" style:font-size-asian="24pt" style:font-size-complex="24pt"/>
    </style:style>
    <style:style style:name="T56" style:family="text">
      <style:text-properties fo:color="#007020" style:font-name="Consolas1" fo:font-size="24pt" fo:font-weight="bold" style:font-size-asian="24pt" style:font-weight-asian="bold" style:font-size-complex="24pt" style:font-weight-complex="bold"/>
    </style:style>
    <style:style style:name="T57" style:family="text">
      <style:text-properties fo:color="#40a070" style:font-name="Consolas1" fo:font-size="24pt" style:font-size-asian="24pt" style:font-size-complex="24pt"/>
    </style:style>
    <style:style style:name="T58" style:family="text">
      <style:text-properties fo:color="#4070a0" style:font-name="Consolas1" fo:font-size="24pt" style:font-size-asian="24pt" style:font-size-complex="24pt"/>
    </style:style>
    <style:style style:name="T59" style:family="text">
      <style:text-properties fo:color="#4070a0" style:font-name="Consolas1" fo:font-size="26pt" style:font-size-asian="26pt" style:font-size-complex="26pt"/>
    </style:style>
    <style:style style:name="T60" style:family="text">
      <style:text-properties fo:color="#70a0d0" style:font-name="Consolas1" fo:font-size="26pt" fo:font-style="italic" style:font-size-asian="26pt" style:font-style-asian="italic" style:font-size-complex="26pt" style:font-style-complex="italic"/>
    </style:style>
    <style:style style:name="T61" style:family="text">
      <style:text-properties fo:color="#007020" style:font-name="Consolas1" fo:font-size="26pt" style:font-size-asian="26pt" style:font-size-complex="26pt"/>
    </style:style>
    <style:style style:name="T62" style:family="text">
      <style:text-properties fo:color="#bb60d5" style:font-name="Consolas1" fo:font-size="32pt" style:font-size-asian="32pt" style:font-size-complex="32pt"/>
    </style:style>
    <style:style style:name="T63" style:family="text">
      <style:text-properties fo:color="#0e84b5" style:font-name="Consolas1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ere în limbajul Python</text:p>
          </draw:text-box>
        </draw:frame>
        <draw:frame presentation:style-name="pr2" draw:text-style-name="P2" draw:layer="layout" svg:width="25.199cm" svg:height="13.927cm" svg:x="1.4cm" svg:y="4.94cm" presentation:class="subtitle" presentation:user-transformed="true">
          <draw:text-box>
            <text:p text:style-name="P1">Cosmin Poieana</text:p>
            <text:p text:style-name="P1">&lt;cmin@ropython.org&gt;</text:p>
            <text:p text:style-name="P2"/>
            <text:p text:style-name="P2">→<text:tab/><text:tab/>interpretorul Python</text:p>
            <text:p text:style-name="P2">→<text:tab/><text:tab/>tipuri și structuri de date</text:p>
            <text:p text:style-name="P2">→<text:tab/><text:tab/>instrucțiuni de control și bucle</text:p>
            <text:p text:style-name="P2">→<text:tab/><text:tab/>funcții</text:p>
            <text:p text:style-name="P2">→<text:tab/><text:tab/>clase</text:p>
            <text:p text:style-name="P2">→<text:tab/><text:tab/>biblioteci</text:p>
            <text:p text:style-name="P2">→<text:tab/><text:tab/>fluxuri intrare/ieșire</text:p>
            <text:p text:style-name="P2">→<text:tab/><text:tab/>resurs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e este Python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mbaj de nivel înalt orientat pe obiecte</text:p>
              </text:list-item>
              <text:list-item>
                <text:p>Uz general (POO, procedural, funcțional)</text:p>
              </text:list-item>
              <text:list-item>
                <text:p>Interpretoare (CPython, Jython, IronPython)</text:p>
              </text:list-item>
              <text:list-item>
                <text:p>Syntaxa (inexistența acoladelor, indentare)</text:p>
              </text:list-item>
              <text:list-item>
                <text:p>Încorporare (Cython)</text:p>
              </text:list-item>
              <text:list-item>
                <text:p>Avantaje/dezavantaj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pretorul Pyth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a xlink:href="http://python.org/" xlink:type="simple">http://python.org</text:a></text:p>
              </text:list-item>
              <text:list-item>
                <text:p>Windows/Linux</text:p>
              </text:list-item>
              <text:list-item>
                <text:p>2.x/3.x</text:p>
              </text:list-item>
              <text:list-item>
                <text:p>&gt;&gt;&gt; help()</text:p>
              </text:list-item>
              <text:list-item>
                <text:p>dir(__builtins__)</text:p>
              </text:list-item>
              <text:list-item>
                <text:p>Calculator de buzunar</text:p>
              </text:list-item>
              <text:list-item>
                <text:p>python -c “print 'Salut Lume'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puri și structuri de date</text:p>
          </draw:text-box>
        </draw:frame>
        <draw:frame presentation:style-name="pr5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ice este un obiect</text:p>
              </text:list-item>
              <text:list-item>
                <text:p>bool, int, float, str</text:p>
              </text:list-item>
              <text:list-item>
                <text:p>tuple, list, set, dict</text:p>
              </text:list-item>
              <text:list-item>
                <text:p>eterogenitate</text:p>
              </text:list-item>
              <text:list-item>
                <text:p>referinte (slabe)</text:p>
              </text:list-item>
              <text:list-item>
                <text:p>etiche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l, int, float, str</text:p>
          </draw:text-box>
        </draw:frame>
        <draw:frame presentation:style-name="pr5" draw:text-style-name="P5" draw:layer="layout" svg:width="26.162cm" svg:height="14.732cm" svg:x="1.016cm" svg:y="4.572cm" presentation:class="outline" presentation:user-transformed="true">
          <draw:text-box>
            <text:p text:style-name="P4"><text:span text:style-name="T1">&gt;&gt;&gt;</text:span><text:span text:style-name="T2"> a </text:span><text:span text:style-name="T1">=</text:span><text:span text:style-name="T2"> </text:span><text:span text:style-name="T3">1</text:span></text:p>
            <text:p text:style-name="P4"><text:span text:style-name="T1">&gt;&gt;&gt;</text:span><text:span text:style-name="T2"> b </text:span><text:span text:style-name="T1">=</text:span><text:span text:style-name="T2"> </text:span><text:span text:style-name="T3">2</text:span></text:p>
            <text:p text:style-name="P4"><text:span text:style-name="T1">&gt;&gt;&gt;</text:span><text:span text:style-name="T2"> c </text:span><text:span text:style-name="T1">=</text:span><text:span text:style-name="T2"> (a </text:span><text:span text:style-name="T1">+</text:span><text:span text:style-name="T2"> b) </text:span><text:span text:style-name="T1">**</text:span><text:span text:style-name="T2"> </text:span><text:span text:style-name="T3">2</text:span><text:span text:style-name="T2"> </text:span><text:span text:style-name="T1">%</text:span><text:span text:style-name="T2"> </text:span><text:span text:style-name="T3">5</text:span></text:p>
            <text:p text:style-name="P4"><text:span text:style-name="T1">&gt;&gt;&gt;</text:span><text:span text:style-name="T2"> c</text:span></text:p>
            <text:p text:style-name="P4"><text:span text:style-name="T3">4</text:span></text:p>
            <text:p text:style-name="P4"><text:span text:style-name="T1">&gt;&gt;&gt;</text:span><text:span text:style-name="T2"> c </text:span><text:span text:style-name="T1">*</text:span><text:span text:style-name="T2"> </text:span><text:span text:style-name="T3">0.5</text:span><text:span text:style-name="T2"> </text:span><text:span text:style-name="T1">==</text:span><text:span text:style-name="T2"> </text:span><text:span text:style-name="T3">2</text:span><text:span text:style-name="T2"> </text:span><text:span text:style-name="T4">is</text:span><text:span text:style-name="T2"> </text:span><text:span text:style-name="T5">True</text:span></text:p>
            <text:p text:style-name="P4"><text:span text:style-name="T5">Fal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ool, int, float, str</text:p>
          </draw:text-box>
        </draw:frame>
        <draw:frame presentation:style-name="pr5" draw:text-style-name="P7" draw:layer="layout" svg:width="26.416cm" svg:height="14.732cm" svg:x="1.016cm" svg:y="4.572cm" presentation:class="outline" presentation:user-transformed="true">
          <draw:text-box>
            <text:p text:style-name="P4"><text:span text:style-name="T6">&gt;&gt;&gt;</text:span><text:span text:style-name="T7"> c </text:span><text:span text:style-name="T6">*</text:span><text:span text:style-name="T7"> </text:span><text:span text:style-name="T8">0.5</text:span><text:span text:style-name="T7"> </text:span><text:span text:style-name="T6">==</text:span><text:span text:style-name="T7"> </text:span><text:span text:style-name="T8">2</text:span></text:p>
            <text:p text:style-name="P4"><text:span text:style-name="T9">True</text:span></text:p>
            <text:p text:style-name="P4"><text:span text:style-name="T6">&gt;&gt;&gt;</text:span><text:span text:style-name="T7"> (c </text:span><text:span text:style-name="T6">*</text:span><text:span text:style-name="T7"> </text:span><text:span text:style-name="T8">0.5</text:span><text:span text:style-name="T7"> </text:span><text:span text:style-name="T6">==</text:span><text:span text:style-name="T7"> </text:span><text:span text:style-name="T8">2</text:span><text:span text:style-name="T7">) </text:span><text:span text:style-name="T10">is</text:span><text:span text:style-name="T7"> </text:span><text:span text:style-name="T9">True</text:span></text:p>
            <text:p text:style-name="P4"><text:span text:style-name="T9">True</text:span></text:p>
            <text:p text:style-name="P4"><text:span text:style-name="T6">&gt;&gt;&gt;</text:span><text:span text:style-name="T7"> </text:span><text:span text:style-name="T9">int</text:span><text:span text:style-name="T7">(</text:span><text:span text:style-name="T9">str</text:span><text:span text:style-name="T7">(c) </text:span><text:span text:style-name="T6">+</text:span><text:span text:style-name="T7"> </text:span><text:span text:style-name="T11">"1"</text:span><text:span text:style-name="T7">)</text:span></text:p>
            <text:p text:style-name="P4"><text:span text:style-name="T8">41</text:span></text:p>
            <text:p text:style-name="P4"><text:span text:style-name="T6">&gt;&gt;&gt;</text:span><text:span text:style-name="T7"> </text:span><text:span text:style-name="T11">"Ana are </text:span><text:span text:style-name="T12">%d</text:span><text:span text:style-name="T11"> mere {}"</text:span><text:span text:style-name="T6">.</text:span><text:span text:style-name="T7">format(</text:span><text:span text:style-name="T11">"rosii"</text:span><text:span text:style-name="T7">) </text:span><text:span text:style-name="T6">%</text:span><text:span text:style-name="T7"> </text:span><text:span text:style-name="T8">3</text:span></text:p>
            <text:p text:style-name="P4"><text:span text:style-name="T11">'Ana are 3 mere rosii'</text:span></text:p>
            <text:p text:style-name="P6"><text:span text:style-name="T6">&gt;&gt;&gt;</text:span><text:span text:style-name="T7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uple</text:p>
          </draw:text-box>
        </draw:frame>
        <draw:frame presentation:style-name="pr5" draw:text-style-name="P8" draw:layer="layout" svg:width="25.199cm" svg:height="14.898cm" svg:x="1.27cm" svg:y="4.572cm" presentation:class="outline" presentation:user-transformed="true">
          <draw:text-box>
            <text:p text:style-name="P4"><text:span text:style-name="T13">&gt;&gt;&gt;</text:span><text:span text:style-name="T14"> a, b </text:span><text:span text:style-name="T13">=</text:span><text:span text:style-name="T14"> (</text:span><text:span text:style-name="T15">1</text:span><text:span text:style-name="T14">, </text:span><text:span text:style-name="T15">2</text:span><text:span text:style-name="T14">, </text:span><text:span text:style-name="T15">3</text:span><text:span text:style-name="T14">), (</text:span><text:span text:style-name="T15">1</text:span><text:span text:style-name="T14">,)</text:span></text:p>
            <text:p text:style-name="P4"><text:span text:style-name="T13">&gt;&gt;&gt;</text:span><text:span text:style-name="T14"> a</text:span></text:p>
            <text:p text:style-name="P4"><text:span text:style-name="T14">(</text:span><text:span text:style-name="T15">1</text:span><text:span text:style-name="T14">, </text:span><text:span text:style-name="T15">2</text:span><text:span text:style-name="T14">, </text:span><text:span text:style-name="T15">3</text:span><text:span text:style-name="T14">)</text:span></text:p>
            <text:p text:style-name="P4"><text:span text:style-name="T13">&gt;&gt;&gt;</text:span><text:span text:style-name="T14"> b</text:span></text:p>
            <text:p text:style-name="P4"><text:span text:style-name="T14">(</text:span><text:span text:style-name="T15">1</text:span><text:span text:style-name="T14">,)</text:span></text:p>
            <text:p text:style-name="P4"><text:span text:style-name="T13">&gt;&gt;&gt;</text:span><text:span text:style-name="T14"> a </text:span><text:span text:style-name="T13">+</text:span><text:span text:style-name="T14"> b</text:span></text:p>
            <text:p text:style-name="P4"><text:span text:style-name="T14">(</text:span><text:span text:style-name="T15">1</text:span><text:span text:style-name="T14">, </text:span><text:span text:style-name="T15">2</text:span><text:span text:style-name="T14">, </text:span><text:span text:style-name="T15">3</text:span><text:span text:style-name="T14">, </text:span><text:span text:style-name="T15">1</text:span><text:span text:style-name="T14">)</text:span></text:p>
            <text:p text:style-name="P4"><text:span text:style-name="T13">&gt;&gt;&gt;</text:span><text:span text:style-name="T14"> a[</text:span><text:span text:style-name="T15">0</text:span><text:span text:style-name="T14">]</text:span></text:p>
            <text:p text:style-name="P4"><text:span text:style-name="T15">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uple</text:p>
          </draw:text-box>
        </draw:frame>
        <draw:frame presentation:style-name="pr5" draw:text-style-name="P8" draw:layer="layout" svg:width="25.199cm" svg:height="14.898cm" svg:x="1.27cm" svg:y="4.572cm" presentation:class="outline" presentation:user-transformed="true">
          <draw:text-box>
            <text:p text:style-name="P4"><text:span text:style-name="T13">&gt;&gt;&gt;</text:span><text:span text:style-name="T14"> a[</text:span><text:span text:style-name="T13">-</text:span><text:span text:style-name="T15">1</text:span><text:span text:style-name="T14">]</text:span></text:p>
            <text:p text:style-name="P4"><text:span text:style-name="T15">3</text:span></text:p>
            <text:p text:style-name="P4"><text:span text:style-name="T13">&gt;&gt;&gt;</text:span><text:span text:style-name="T14"> a[</text:span><text:span text:style-name="T15">1</text:span><text:span text:style-name="T14">:</text:span><text:span text:style-name="T15">2</text:span><text:span text:style-name="T14">]</text:span></text:p>
            <text:p text:style-name="P4"><text:span text:style-name="T14">(</text:span><text:span text:style-name="T15">2</text:span><text:span text:style-name="T14">,)</text:span></text:p>
            <text:p text:style-name="P4"><text:span text:style-name="T13">&gt;&gt;&gt;</text:span><text:span text:style-name="T14"> a[</text:span><text:span text:style-name="T15">0</text:span><text:span text:style-name="T14">:</text:span><text:span text:style-name="T15">10</text:span><text:span text:style-name="T14">:</text:span><text:span text:style-name="T15">2</text:span><text:span text:style-name="T14">]</text:span></text:p>
            <text:p text:style-name="P4"><text:span text:style-name="T14">(</text:span><text:span text:style-name="T15">1</text:span><text:span text:style-name="T14">, </text:span><text:span text:style-name="T15">3</text:span><text:span text:style-name="T14">)</text:span></text:p>
            <text:p text:style-name="P4"><text:span text:style-name="T13">&gt;&gt;&gt;</text:span><text:span text:style-name="T14"> a[::</text:span><text:span text:style-name="T13">-</text:span><text:span text:style-name="T15">1</text:span><text:span text:style-name="T14">]</text:span></text:p>
            <text:p text:style-name="P6"><text:span text:style-name="T14">(</text:span><text:span text:style-name="T15">3</text:span><text:span text:style-name="T14">, </text:span><text:span text:style-name="T15">2</text:span><text:span text:style-name="T14">, </text:span><text:span text:style-name="T15">1</text:span><text:span text:style-name="T14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st</text:p>
          </draw:text-box>
        </draw:frame>
        <draw:frame presentation:style-name="pr5" draw:text-style-name="P9" draw:layer="layout" svg:width="25.199cm" svg:height="15.215cm" svg:x="1.4cm" svg:y="4.343cm" presentation:class="outline" presentation:user-transformed="true">
          <draw:text-box>
            <text:p text:style-name="P4"><text:span text:style-name="T16">&gt;&gt;&gt;</text:span><text:span text:style-name="T17"> a </text:span><text:span text:style-name="T16">=</text:span><text:span text:style-name="T17"> [</text:span><text:span text:style-name="T18">"text"</text:span><text:span text:style-name="T17">, </text:span><text:span text:style-name="T19">1</text:span><text:span text:style-name="T17">, </text:span><text:span text:style-name="T19">0xFF</text:span><text:span text:style-name="T17">, </text:span><text:span text:style-name="T20">sum</text:span><text:span text:style-name="T17">]</text:span></text:p>
            <text:p text:style-name="P4"><text:span text:style-name="T16">&gt;&gt;&gt;</text:span><text:span text:style-name="T17"> a[</text:span><text:span text:style-name="T19">0</text:span><text:span text:style-name="T17">] </text:span><text:span text:style-name="T16">*</text:span><text:span text:style-name="T17"> </text:span><text:span text:style-name="T19">3</text:span></text:p>
            <text:p text:style-name="P4"><text:span text:style-name="T18">'texttexttext'</text:span></text:p>
            <text:p text:style-name="P4"><text:span text:style-name="T16">&gt;&gt;&gt;</text:span><text:span text:style-name="T17"> a[</text:span><text:span text:style-name="T19">3</text:span><text:span text:style-name="T17">]([a[</text:span><text:span text:style-name="T19">1</text:span><text:span text:style-name="T17">], a[</text:span><text:span text:style-name="T19">1</text:span><text:span text:style-name="T17">], a[</text:span><text:span text:style-name="T19">1</text:span><text:span text:style-name="T17">]])</text:span></text:p>
            <text:p text:style-name="P4"><text:span text:style-name="T19">3</text:span></text:p>
            <text:p text:style-name="P4"><text:span text:style-name="T16">&gt;&gt;&gt;</text:span><text:span text:style-name="T17"> a[</text:span><text:span text:style-name="T19">2</text:span><text:span text:style-name="T17">]</text:span></text:p>
            <text:p text:style-name="P4"><text:span text:style-name="T19">255</text:span></text:p>
            <text:p text:style-name="P4"><text:span text:style-name="T16">&gt;&gt;&gt;</text:span><text:span text:style-name="T17"> a</text:span><text:span text:style-name="T16">.</text:span><text:span text:style-name="T17">append(</text:span><text:span text:style-name="T20">True</text:span><text:span text:style-name="T17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st</text:p>
          </draw:text-box>
        </draw:frame>
        <draw:frame presentation:style-name="pr5" draw:text-style-name="P9" draw:layer="layout" svg:width="25.199cm" svg:height="15.215cm" svg:x="1.4cm" svg:y="4.343cm" presentation:class="outline" presentation:user-transformed="true">
          <draw:text-box>
            <text:p text:style-name="P4"><text:span text:style-name="T16">&gt;&gt;&gt;</text:span><text:span text:style-name="T17"> a</text:span><text:span text:style-name="T16">.</text:span><text:span text:style-name="T17">insert(</text:span><text:span text:style-name="T19">0</text:span><text:span text:style-name="T17">, </text:span><text:span text:style-name="T20">False</text:span><text:span text:style-name="T17">)</text:span></text:p>
            <text:p text:style-name="P4"><text:span text:style-name="T16">&gt;&gt;&gt;</text:span><text:span text:style-name="T17"> a</text:span></text:p>
            <text:p text:style-name="P4"><text:span text:style-name="T17">[</text:span><text:span text:style-name="T20">False</text:span><text:span text:style-name="T17">, </text:span><text:span text:style-name="T18">'text'</text:span><text:span text:style-name="T17">, </text:span><text:span text:style-name="T19">1</text:span><text:span text:style-name="T17">, </text:span><text:span text:style-name="T19">255</text:span><text:span text:style-name="T17">, </text:span><text:span text:style-name="T16">&lt;</text:span><text:span text:style-name="T17">built</text:span><text:span text:style-name="T16">-</text:span><text:span text:style-name="T21">in</text:span><text:span text:style-name="T17"> function </text:span><text:span text:style-name="T20">sum</text:span><text:span text:style-name="T16">&gt;</text:span><text:span text:style-name="T17">, </text:span><text:span text:style-name="T20">True</text:span><text:span text:style-name="T17">]</text:span></text:p>
            <text:p text:style-name="P4"><text:span text:style-name="T16">&gt;&gt;&gt;</text:span><text:span text:style-name="T17"> </text:span><text:span text:style-name="T20">dir</text:span><text:span text:style-name="T17">(a)</text:span></text:p>
            <text:p text:style-name="P4"><text:span text:style-name="T17">[</text:span><text:span text:style-name="T16">...</text:span><text:span text:style-name="T17">,</text:span></text:p>
            <text:p text:style-name="P4"><text:span text:style-name="T22"><text:s/></text:span><text:span text:style-name="T18">'append'</text:span><text:span text:style-name="T17">, </text:span><text:span text:style-name="T18">'count'</text:span><text:span text:style-name="T17">, </text:span><text:span text:style-name="T18">'extend'</text:span><text:span text:style-name="T17">, </text:span><text:span text:style-name="T18">'index'</text:span><text:span text:style-name="T17">, </text:span><text:span text:style-name="T18">'insert'</text:span><text:span text:style-name="T17">, </text:span><text:span text:style-name="T18">'pop'</text:span><text:span text:style-name="T17">, </text:span><text:span text:style-name="T18">'remove'</text:span><text:span text:style-name="T17">, </text:span><text:span text:style-name="T18">'reverse'</text:span><text:span text:style-name="T17">, </text:span><text:span text:style-name="T18">'sort'</text:span><text:span text:style-name="T17">]</text:span></text:p>
            <text:p text:style-name="P6"><text:span text:style-name="T16">&gt;&gt;&gt;</text:span><text:span text:style-name="T17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t</text:p>
          </draw:text-box>
        </draw:frame>
        <draw:frame presentation:style-name="pr5" draw:text-style-name="P5" draw:layer="layout" svg:width="25.199cm" svg:height="16.764cm" svg:x="1.4cm" svg:y="3.81cm" presentation:class="outline" presentation:user-transformed="true">
          <draw:text-box>
            <text:p text:style-name="P4"><text:span text:style-name="T1">&gt;&gt;&gt;</text:span><text:span text:style-name="T2"> a </text:span><text:span text:style-name="T1">=</text:span><text:span text:style-name="T2"> </text:span><text:span text:style-name="T5">set</text:span><text:span text:style-name="T2">([</text:span><text:span text:style-name="T3">1</text:span><text:span text:style-name="T2">, </text:span><text:span text:style-name="T3">1</text:span><text:span text:style-name="T2">, </text:span><text:span text:style-name="T3">2</text:span><text:span text:style-name="T2">, </text:span><text:span text:style-name="T3">3</text:span><text:span text:style-name="T2">])</text:span></text:p>
            <text:p text:style-name="P4"><text:span text:style-name="T1">&gt;&gt;&gt;</text:span><text:span text:style-name="T2"> a</text:span></text:p>
            <text:p text:style-name="P4"><text:span text:style-name="T5">set</text:span><text:span text:style-name="T2">([</text:span><text:span text:style-name="T3">1</text:span><text:span text:style-name="T2">, </text:span><text:span text:style-name="T3">2</text:span><text:span text:style-name="T2">, </text:span><text:span text:style-name="T3">3</text:span><text:span text:style-name="T2">])</text:span></text:p>
            <text:p text:style-name="P4"><text:span text:style-name="T1">&gt;&gt;&gt;</text:span><text:span text:style-name="T2"> b </text:span><text:span text:style-name="T1">=</text:span><text:span text:style-name="T2"> {</text:span><text:span text:style-name="T3">2</text:span><text:span text:style-name="T2">, </text:span><text:span text:style-name="T3">4</text:span><text:span text:style-name="T2">, </text:span><text:span text:style-name="T1">-</text:span><text:span text:style-name="T3">1</text:span><text:span text:style-name="T2">, </text:span><text:span text:style-name="T3">0</text:span><text:span text:style-name="T2">}</text:span></text:p>
            <text:p text:style-name="P4"><text:span text:style-name="T1">&gt;&gt;&gt;</text:span><text:span text:style-name="T2"> b</text:span></text:p>
            <text:p text:style-name="P4"><text:span text:style-name="T5">set</text:span><text:span text:style-name="T2">([</text:span><text:span text:style-name="T3">0</text:span><text:span text:style-name="T2">, </text:span><text:span text:style-name="T3">2</text:span><text:span text:style-name="T2">, </text:span><text:span text:style-name="T3">4</text:span><text:span text:style-name="T2">, </text:span><text:span text:style-name="T1">-</text:span><text:span text:style-name="T3">1</text:span><text:span text:style-name="T2">])</text:span></text:p>
            <text:p text:style-name="P4"><text:span text:style-name="T1">&gt;&gt;&gt;</text:span><text:span text:style-name="T2"> help(</text:span><text:span text:style-name="T5">set</text:span><text:span text:style-name="T1">.</text:span><text:span text:style-name="T2">union)</text:span></text:p>
            <text:p text:style-name="P4"><text:span text:style-name="T2">Help on method_descriptor:</text:span></text:p>
            <text:p text:style-name="P4"><text:span text:style-name="T2">union(</text:span><text:span text:style-name="T1">...</text:span><text:span text:style-name="T2">)</text:span></text:p>
            <text:p text:style-name="P4"><text:span text:style-name="T23"><text:s text:c="4"/></text:span><text:span text:style-name="T2">Return the union of sets </text:span><text:span text:style-name="T4">as</text:span><text:span text:style-name="T2"> a new </text:span><text:span text:style-name="T5">set</text:span><text:span text:style-name="T1">.</text:span></text:p>
            <text:p text:style-name="P4"><text:span text:style-name="T23"><text:s text:c="4"/></text:span></text:p>
            <text:p text:style-name="P4"><text:span text:style-name="T23"><text:s text:c="4"/></text:span><text:span text:style-name="T2">(i</text:span><text:span text:style-name="T1">.</text:span><text:span text:style-name="T2">e</text:span><text:span text:style-name="T1">.</text:span><text:span text:style-name="T2"> </text:span><text:span text:style-name="T5">all</text:span><text:span text:style-name="T2"> elements that are </text:span><text:span text:style-name="T4">in</text:span><text:span text:style-name="T2"> either </text:span><text:span text:style-name="T5">set</text:span><text:span text:style-name="T1">.</text:span><text:span text:style-name="T2">)</text:span></text:p>
            <text:p text:style-name="P4"><text:span text:style-name="T2">(END)</text:span></text:p>
            <text:p text:style-name="P4"><text:span text:style-name="T2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t</text:p>
          </draw:text-box>
        </draw:frame>
        <draw:frame presentation:style-name="pr5" draw:text-style-name="P5" draw:layer="layout" svg:width="25.199cm" svg:height="16.764cm" svg:x="1.4cm" svg:y="3.81cm" presentation:class="outline" presentation:user-transformed="true">
          <draw:text-box>
            <text:p text:style-name="P4"><text:span text:style-name="T1"/></text:p>
            <text:p text:style-name="P4"><text:span text:style-name="T1">&gt;&gt;&gt;</text:span><text:span text:style-name="T2"> a</text:span><text:span text:style-name="T1">.</text:span><text:span text:style-name="T2">union(b)</text:span></text:p>
            <text:p text:style-name="P4"><text:span text:style-name="T5">set</text:span><text:span text:style-name="T2">([</text:span><text:span text:style-name="T3">0</text:span><text:span text:style-name="T2">, </text:span><text:span text:style-name="T3">1</text:span><text:span text:style-name="T2">, </text:span><text:span text:style-name="T3">2</text:span><text:span text:style-name="T2">, </text:span><text:span text:style-name="T3">3</text:span><text:span text:style-name="T2">, </text:span><text:span text:style-name="T3">4</text:span><text:span text:style-name="T2">, </text:span><text:span text:style-name="T1">-</text:span><text:span text:style-name="T3">1</text:span><text:span text:style-name="T2">])</text:span></text:p>
            <text:p text:style-name="P4"><text:span text:style-name="T1">&gt;&gt;&gt;</text:span><text:span text:style-name="T2"> a</text:span><text:span text:style-name="T1">.</text:span><text:span text:style-name="T2">intersection(b)</text:span></text:p>
            <text:p text:style-name="P4"><text:span text:style-name="T5">set</text:span><text:span text:style-name="T2">([</text:span><text:span text:style-name="T3">2</text:span><text:span text:style-name="T2">])</text:span></text:p>
            <text:p text:style-name="P4"><text:span text:style-name="T1">&gt;&gt;&gt;</text:span><text:span text:style-name="T2"> b</text:span><text:span text:style-name="T1">.</text:span><text:span text:style-name="T2">difference(a)</text:span></text:p>
            <text:p text:style-name="P4"><text:span text:style-name="T5">set</text:span><text:span text:style-name="T2">([</text:span><text:span text:style-name="T3">0</text:span><text:span text:style-name="T2">, </text:span><text:span text:style-name="T3">4</text:span><text:span text:style-name="T2">, </text:span><text:span text:style-name="T1">-</text:span><text:span text:style-name="T3">1</text:span><text:span text:style-name="T2">])</text:span></text:p>
            <text:p text:style-name="P6"><text:span text:style-name="T1">&gt;&gt;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ct</text:p>
          </draw:text-box>
        </draw:frame>
        <draw:frame presentation:style-name="pr5" draw:text-style-name="P10" draw:layer="layout" svg:width="25.199cm" svg:height="14.644cm" svg:x="1.4cm" svg:y="4.914cm" presentation:class="outline" presentation:user-transformed="true">
          <draw:text-box>
            <text:p text:style-name="P4"><text:span text:style-name="T25">&gt;&gt;&gt;</text:span><text:span text:style-name="T26"> a </text:span><text:span text:style-name="T25">=</text:span><text:span text:style-name="T26"> </text:span><text:span text:style-name="T27">dict</text:span><text:span text:style-name="T26">()</text:span></text:p>
            <text:p text:style-name="P4"><text:span text:style-name="T25">&gt;&gt;&gt;</text:span><text:span text:style-name="T26"> b </text:span><text:span text:style-name="T25">=</text:span><text:span text:style-name="T26"> {</text:span><text:span text:style-name="T28">1</text:span><text:span text:style-name="T26">: </text:span><text:span text:style-name="T29">"a"</text:span><text:span text:style-name="T26">, </text:span><text:span text:style-name="T28">2</text:span><text:span text:style-name="T26">: </text:span><text:span text:style-name="T29">"b"</text:span><text:span text:style-name="T26">}</text:span></text:p>
            <text:p text:style-name="P4"><text:span text:style-name="T25">&gt;&gt;&gt;</text:span><text:span text:style-name="T26"> b</text:span><text:span text:style-name="T25">.</text:span><text:span text:style-name="T26">keys()</text:span></text:p>
            <text:p text:style-name="P4"><text:span text:style-name="T26">[</text:span><text:span text:style-name="T28">1</text:span><text:span text:style-name="T26">, </text:span><text:span text:style-name="T28">2</text:span><text:span text:style-name="T26">]</text:span></text:p>
            <text:p text:style-name="P4"><text:span text:style-name="T25">&gt;&gt;&gt;</text:span><text:span text:style-name="T26"> a[_[</text:span><text:span text:style-name="T28">0</text:span><text:span text:style-name="T26">]] </text:span><text:span text:style-name="T25">=</text:span><text:span text:style-name="T26"> b[</text:span><text:span text:style-name="T28">2</text:span><text:span text:style-name="T26">]</text:span></text:p>
            <text:p text:style-name="P4"><text:span text:style-name="T25">&gt;&gt;&gt;</text:span><text:span text:style-name="T26"> a</text:span></text:p>
            <text:p text:style-name="P4"><text:span text:style-name="T26">{</text:span><text:span text:style-name="T28">1</text:span><text:span text:style-name="T26">: </text:span><text:span text:style-name="T29">'b'</text:span><text:span text:style-name="T26">}</text:span></text:p>
            <text:p text:style-name="P4"><text:span text:style-name="T25">&gt;&gt;&gt;</text:span><text:span text:style-name="T26"> a</text:span><text:span text:style-name="T25">.</text:span><text:span text:style-name="T26">update({</text:span><text:span text:style-name="T27">True</text:span><text:span text:style-name="T26">: </text:span><text:span text:style-name="T27">False</text:span><text:span text:style-name="T26">, </text:span><text:span text:style-name="T27">False</text:span><text:span text:style-name="T26">: </text:span><text:span text:style-name="T27">True</text:span><text:span text:style-name="T26">}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ct</text:p>
          </draw:text-box>
        </draw:frame>
        <draw:frame presentation:style-name="pr5" draw:text-style-name="P8" draw:layer="layout" svg:width="25.199cm" svg:height="14.644cm" svg:x="1.4cm" svg:y="4.914cm" presentation:class="outline" presentation:user-transformed="true">
          <draw:text-box>
            <text:p text:style-name="P4"><text:span text:style-name="T13">&gt;&gt;&gt;</text:span><text:span text:style-name="T14"> a</text:span></text:p>
            <text:p text:style-name="P4"><text:span text:style-name="T14">{</text:span><text:span text:style-name="T30">False</text:span><text:span text:style-name="T14">: </text:span><text:span text:style-name="T30">True</text:span><text:span text:style-name="T14">, </text:span><text:span text:style-name="T15">1</text:span><text:span text:style-name="T14">: </text:span><text:span text:style-name="T30">False</text:span><text:span text:style-name="T14">}</text:span></text:p>
            <text:p text:style-name="P4"><text:span text:style-name="T13">&gt;&gt;&gt;</text:span><text:span text:style-name="T14"> </text:span><text:span text:style-name="T30">hash</text:span><text:span text:style-name="T14">(</text:span><text:span text:style-name="T15">1</text:span><text:span text:style-name="T14">), </text:span><text:span text:style-name="T30">hash</text:span><text:span text:style-name="T14">(</text:span><text:span text:style-name="T30">True</text:span><text:span text:style-name="T14">)</text:span></text:p>
            <text:p text:style-name="P4"><text:span text:style-name="T14">(</text:span><text:span text:style-name="T15">1</text:span><text:span text:style-name="T14">, </text:span><text:span text:style-name="T15">1</text:span><text:span text:style-name="T14">)</text:span></text:p>
            <text:p text:style-name="P4"><text:span text:style-name="T13">&gt;&gt;&gt;</text:span><text:span text:style-name="T14"> a</text:span><text:span text:style-name="T13">.</text:span><text:span text:style-name="T14">pop(</text:span><text:span text:style-name="T30">True</text:span><text:span text:style-name="T14">)</text:span></text:p>
            <text:p text:style-name="P4"><text:span text:style-name="T30">False</text:span></text:p>
            <text:p text:style-name="P4"><text:span text:style-name="T13">&gt;&gt;&gt;</text:span><text:span text:style-name="T14"> a</text:span></text:p>
            <text:p text:style-name="P4"><text:span text:style-name="T14">{</text:span><text:span text:style-name="T30">False</text:span><text:span text:style-name="T14">: </text:span><text:span text:style-name="T30">True</text:span><text:span text:style-name="T14">}</text:span></text:p>
            <text:p text:style-name="P6"><text:span text:style-name="T13">&gt;&gt;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Referinte</text:p>
          </draw:text-box>
        </draw:frame>
        <draw:frame presentation:style-name="pr5" draw:text-style-name="P11" draw:layer="layout" svg:width="25.199cm" svg:height="14.39cm" svg:x="1.4cm" svg:y="4.914cm" presentation:class="outline" presentation:user-transformed="true">
          <draw:text-box>
            <text:p text:style-name="P4"><text:span text:style-name="T31">&gt;&gt;&gt;</text:span><text:span text:style-name="T32"> a </text:span><text:span text:style-name="T31">=</text:span><text:span text:style-name="T32"> [</text:span><text:span text:style-name="T33">1</text:span><text:span text:style-name="T32">, </text:span><text:span text:style-name="T33">2</text:span><text:span text:style-name="T32">, </text:span><text:span text:style-name="T33">3</text:span><text:span text:style-name="T32">]</text:span></text:p>
            <text:p text:style-name="P4"><text:span text:style-name="T31">&gt;&gt;&gt;</text:span><text:span text:style-name="T32"> b </text:span><text:span text:style-name="T31">=</text:span><text:span text:style-name="T32"> a</text:span></text:p>
            <text:p text:style-name="P4"><text:span text:style-name="T31">&gt;&gt;&gt;</text:span><text:span text:style-name="T32"> b</text:span><text:span text:style-name="T31">.</text:span><text:span text:style-name="T32">append(</text:span><text:span text:style-name="T33">4</text:span><text:span text:style-name="T32">)</text:span></text:p>
            <text:p text:style-name="P4"><text:span text:style-name="T31">&gt;&gt;&gt;</text:span><text:span text:style-name="T32"> a</text:span></text:p>
            <text:p text:style-name="P4"><text:span text:style-name="T32">[</text:span><text:span text:style-name="T33">1</text:span><text:span text:style-name="T32">, </text:span><text:span text:style-name="T33">2</text:span><text:span text:style-name="T32">, </text:span><text:span text:style-name="T33">3</text:span><text:span text:style-name="T32">, </text:span><text:span text:style-name="T33">4</text:span><text:span text:style-name="T32">]</text:span></text:p>
            <text:p text:style-name="P4"><text:span text:style-name="T31">&gt;&gt;&gt;</text:span><text:span text:style-name="T32"> </text:span><text:span text:style-name="T34">del</text:span><text:span text:style-name="T32"> b</text:span></text:p>
            <text:p text:style-name="P4"><text:span text:style-name="T31">&gt;&gt;&gt;</text:span><text:span text:style-name="T32"> a</text:span></text:p>
            <text:p text:style-name="P4"><text:span text:style-name="T32">[</text:span><text:span text:style-name="T33">1</text:span><text:span text:style-name="T32">, </text:span><text:span text:style-name="T33">2</text:span><text:span text:style-name="T32">, </text:span><text:span text:style-name="T33">3</text:span><text:span text:style-name="T32">, </text:span><text:span text:style-name="T33">4</text:span><text:span text:style-name="T32">]</text:span></text:p>
            <text:p text:style-name="P4"><text:span text:style-name="T31">&gt;&gt;&gt;</text:span><text:span text:style-name="T32"> </text:span><text:span text:style-name="T34">del</text:span><text:span text:style-name="T32"> a</text:span></text:p>
            <text:p text:style-name="P6"><text:span text:style-name="T31">&gt;&gt;&gt;</text:span><text:span text:style-name="T32"> </text:span></text:p>
            <text:p text:style-name="P4"><text:span text:style-name="T3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strucțiuni condiționale</text:p>
          </draw:text-box>
        </draw:frame>
        <draw:frame presentation:style-name="pr5" draw:text-style-name="P11" draw:layer="layout" svg:width="25.199cm" svg:height="14.898cm" svg:x="1.4cm" svg:y="4.914cm" presentation:class="outline" presentation:user-transformed="true">
          <draw:text-box>
            <text:p text:style-name="P4"><text:span text:style-name="T31">&gt;&gt;&gt;</text:span><text:span text:style-name="T32"> a </text:span><text:span text:style-name="T31">=</text:span><text:span text:style-name="T32"> </text:span><text:span text:style-name="T33">3</text:span></text:p>
            <text:p text:style-name="P4"><text:span text:style-name="T31">&gt;&gt;&gt;</text:span><text:span text:style-name="T32"> </text:span><text:span text:style-name="T34">if</text:span><text:span text:style-name="T32"> a </text:span><text:span text:style-name="T31">==</text:span><text:span text:style-name="T32"> </text:span><text:span text:style-name="T33">3</text:span><text:span text:style-name="T32">:</text:span></text:p>
            <text:p text:style-name="P4"><text:span text:style-name="T31">...</text:span><text:span text:style-name="T32"> <text:s text:c="9"/></text:span><text:span text:style-name="T34">print</text:span><text:span text:style-name="T32"> </text:span><text:span text:style-name="T33">1</text:span></text:p>
            <text:p text:style-name="P4"><text:span text:style-name="T31">...</text:span><text:span text:style-name="T32"> <text:s text:c="5"/></text:span><text:span text:style-name="T34">elif</text:span><text:span text:style-name="T32"> a </text:span><text:span text:style-name="T34">in</text:span><text:span text:style-name="T32"> (</text:span><text:span text:style-name="T33">4</text:span><text:span text:style-name="T32">, </text:span><text:span text:style-name="T33">5</text:span><text:span text:style-name="T32">):</text:span></text:p>
            <text:p text:style-name="P4"><text:span text:style-name="T31">...</text:span><text:span text:style-name="T32"> <text:s text:c="9"/></text:span><text:span text:style-name="T34">print</text:span><text:span text:style-name="T32"> </text:span><text:span text:style-name="T33">2</text:span></text:p>
            <text:p text:style-name="P4"><text:span text:style-name="T31">...</text:span><text:span text:style-name="T32"> <text:s text:c="5"/></text:span><text:span text:style-name="T34">else</text:span><text:span text:style-name="T32">:</text:span></text:p>
            <text:p text:style-name="P4"><text:span text:style-name="T31">...</text:span><text:span text:style-name="T32"> <text:s text:c="9"/></text:span><text:span text:style-name="T34">print</text:span><text:span text:style-name="T32"> </text:span><text:span text:style-name="T33">3</text:span></text:p>
            <text:p text:style-name="P4"><text:span text:style-name="T31">...</text:span><text:span text:style-name="T32"> </text:span></text:p>
            <text:p text:style-name="P4"><text:span text:style-name="T33">1</text:span></text:p>
            <text:p text:style-name="P4"><text:span text:style-name="T31">&gt;&gt;&gt;</text:span><text:span text:style-name="T32"> b </text:span><text:span text:style-name="T31">=</text:span><text:span text:style-name="T32"> </text:span><text:span text:style-name="T36">"impar"</text:span><text:span text:style-name="T32"> </text:span><text:span text:style-name="T34">if</text:span><text:span text:style-name="T32"> a </text:span><text:span text:style-name="T31">%</text:span><text:span text:style-name="T32"> </text:span><text:span text:style-name="T33">2</text:span><text:span text:style-name="T32"> </text:span><text:span text:style-name="T34">else</text:span><text:span text:style-name="T32"> </text:span><text:span text:style-name="T36">"par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strucțiuni condiționale</text:p>
          </draw:text-box>
        </draw:frame>
        <draw:frame presentation:style-name="pr5" draw:text-style-name="P7" draw:layer="layout" svg:width="25.778cm" svg:height="14.898cm" svg:x="1.4cm" svg:y="4.914cm" presentation:class="outline" presentation:user-transformed="true">
          <draw:text-box>
            <text:p text:style-name="P4"><text:span text:style-name="T6">&gt;&gt;&gt;</text:span><text:span text:style-name="T7"> </text:span><text:span text:style-name="T10">print</text:span><text:span text:style-name="T7"> b</text:span></text:p>
            <text:p text:style-name="P4"><text:span text:style-name="T7">impar</text:span></text:p>
            <text:p text:style-name="P4"><text:span text:style-name="T6">&gt;&gt;&gt;</text:span><text:span text:style-name="T7"> </text:span><text:span text:style-name="T10">if</text:span><text:span text:style-name="T7"> </text:span><text:span text:style-name="T9">True</text:span><text:span text:style-name="T7"> </text:span><text:span text:style-name="T10">and</text:span><text:span text:style-name="T7"> (</text:span><text:span text:style-name="T9">any</text:span><text:span text:style-name="T7">([</text:span><text:span text:style-name="T9">False</text:span><text:span text:style-name="T7">, </text:span><text:span text:style-name="T8">0</text:span><text:span text:style-name="T7">, </text:span><text:span text:style-name="T9">None</text:span><text:span text:style-name="T7">, </text:span><text:span text:style-name="T8">1</text:span><text:span text:style-name="T7">]) </text:span><text:span text:style-name="T10">or</text:span><text:span text:style-name="T7"> </text:span><text:span text:style-name="T8">0</text:span><text:span text:style-name="T7">):</text:span></text:p>
            <text:p text:style-name="P4"><text:span text:style-name="T6">...</text:span><text:span text:style-name="T7"> <text:s text:c="9"/></text:span><text:span text:style-name="T10">print</text:span><text:span text:style-name="T7"> </text:span><text:span text:style-name="T9">all</text:span><text:span text:style-name="T7">([</text:span><text:span text:style-name="T8">1</text:span><text:span text:style-name="T7">, </text:span><text:span text:style-name="T8">2</text:span><text:span text:style-name="T7">, </text:span><text:span text:style-name="T8">3</text:span><text:span text:style-name="T7">, </text:span><text:span text:style-name="T9">False</text:span><text:span text:style-name="T7">])</text:span></text:p>
            <text:p text:style-name="P4"><text:span text:style-name="T6">...</text:span><text:span text:style-name="T7"> </text:span></text:p>
            <text:p text:style-name="P4"><text:span text:style-name="T9">False</text:span></text:p>
            <text:p text:style-name="P6"><text:span text:style-name="T6">&gt;&gt;&gt;</text:span></text:p>
            <text:p><text:span text:style-name="T37"/></text:p>
            <text:p><text:span text:style-name="T37"/></text:p>
            <text:p><text:span text:style-name="T37"/></text:p>
            <text:p><text:span text:style-name="T37">* Nu exista swit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6">
        <draw:frame presentation:style-name="pr1" draw:layer="layout" svg:width="25.199cm" svg:height="3.506cm" svg:x="1.4cm" svg:y="0.837cm" presentation:class="title">
          <draw:text-box>
            <text:p>Instrucțiuni repetitive</text:p>
          </draw:text-box>
        </draw:frame>
        <draw:frame presentation:style-name="pr5" draw:text-style-name="P10" draw:layer="layout" svg:width="26.162cm" svg:height="14.453cm" svg:x="0.762cm" svg:y="4.343cm" presentation:class="outline" presentation:user-transformed="true">
          <draw:text-box>
            <text:p text:style-name="P4"><text:span text:style-name="T25">&gt;&gt;&gt;</text:span><text:span text:style-name="T26"> a </text:span><text:span text:style-name="T25">=</text:span><text:span text:style-name="T26"> </text:span><text:span text:style-name="T27">range</text:span><text:span text:style-name="T26">(</text:span><text:span text:style-name="T28">10</text:span><text:span text:style-name="T26">)</text:span></text:p>
            <text:p text:style-name="P4"><text:span text:style-name="T25">&gt;&gt;&gt;</text:span><text:span text:style-name="T26"> a</text:span></text:p>
            <text:p text:style-name="P4"><text:span text:style-name="T26">[</text:span><text:span text:style-name="T28">0</text:span><text:span text:style-name="T26">, </text:span><text:span text:style-name="T28">1</text:span><text:span text:style-name="T26">, </text:span><text:span text:style-name="T28">2</text:span><text:span text:style-name="T26">, </text:span><text:span text:style-name="T28">3</text:span><text:span text:style-name="T26">, </text:span><text:span text:style-name="T28">4</text:span><text:span text:style-name="T26">, </text:span><text:span text:style-name="T28">5</text:span><text:span text:style-name="T26">, </text:span><text:span text:style-name="T28">6</text:span><text:span text:style-name="T26">, </text:span><text:span text:style-name="T28">7</text:span><text:span text:style-name="T26">, </text:span><text:span text:style-name="T28">8</text:span><text:span text:style-name="T26">, </text:span><text:span text:style-name="T28">9</text:span><text:span text:style-name="T26">]</text:span></text:p>
            <text:p text:style-name="P4"><text:span text:style-name="T25">&gt;&gt;&gt;</text:span><text:span text:style-name="T26"> pare </text:span><text:span text:style-name="T25">=</text:span><text:span text:style-name="T26"> </text:span><text:span text:style-name="T27">list</text:span><text:span text:style-name="T26">()</text:span></text:p>
            <text:p text:style-name="P4"><text:span text:style-name="T25">&gt;&gt;&gt;</text:span><text:span text:style-name="T26"> </text:span><text:span text:style-name="T38">for</text:span><text:span text:style-name="T26"> i </text:span><text:span text:style-name="T38">in</text:span><text:span text:style-name="T26"> a:</text:span></text:p>
            <text:p text:style-name="P4"><text:span text:style-name="T25">...</text:span><text:span text:style-name="T26"> <text:s text:c="9"/></text:span><text:span text:style-name="T38">if</text:span><text:span text:style-name="T26"> </text:span><text:span text:style-name="T38">not</text:span><text:span text:style-name="T26"> i </text:span><text:span text:style-name="T25">%</text:span><text:span text:style-name="T26"> </text:span><text:span text:style-name="T28">2</text:span><text:span text:style-name="T26">:</text:span></text:p>
            <text:p text:style-name="P4"><text:span text:style-name="T25">...</text:span><text:span text:style-name="T26"> <text:s text:c="13"/>pare</text:span><text:span text:style-name="T25">.</text:span><text:span text:style-name="T26">append(i)</text:span></text:p>
            <text:p text:style-name="P4"><text:span text:style-name="T25">...</text:span><text:span text:style-name="T26"> </text:span></text:p>
            <text:p text:style-name="P4"><text:span text:style-name="T25">&gt;&gt;&gt;</text:span><text:span text:style-name="T26"> pare</text:span></text:p>
            <text:p text:style-name="P4"><text:span text:style-name="T26">[</text:span><text:span text:style-name="T28">0</text:span><text:span text:style-name="T26">, </text:span><text:span text:style-name="T28">2</text:span><text:span text:style-name="T26">, </text:span><text:span text:style-name="T28">4</text:span><text:span text:style-name="T26">, </text:span><text:span text:style-name="T28">6</text:span><text:span text:style-name="T26">, </text:span><text:span text:style-name="T28">8</text:span><text:span text:style-name="T26">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6">
        <draw:frame presentation:style-name="pr1" draw:layer="layout" svg:width="25.199cm" svg:height="3.506cm" svg:x="1.4cm" svg:y="0.837cm" presentation:class="title">
          <draw:text-box>
            <text:p>Instrucțiuni repetitive</text:p>
          </draw:text-box>
        </draw:frame>
        <draw:frame presentation:style-name="pr6" draw:text-style-name="P10" draw:layer="layout" svg:width="25.354cm" svg:height="15.198cm" svg:x="1.778cm" svg:y="4.36cm" presentation:class="outline" presentation:user-transformed="true">
          <draw:text-box>
            <text:p text:style-name="P4"><text:span text:style-name="T25">&gt;&gt;&gt;</text:span><text:span text:style-name="T26"> total </text:span><text:span text:style-name="T25">=</text:span><text:span text:style-name="T26"> </text:span><text:span text:style-name="T28">0</text:span></text:p>
            <text:p text:style-name="P4"><text:span text:style-name="T25">&gt;&gt;&gt;</text:span><text:span text:style-name="T26"> </text:span><text:span text:style-name="T38">while</text:span><text:span text:style-name="T26"> pare:</text:span></text:p>
            <text:p text:style-name="P4"><text:span text:style-name="T25">...</text:span><text:span text:style-name="T26"> <text:s text:c="9"/>total </text:span><text:span text:style-name="T25">+=</text:span><text:span text:style-name="T26"> pare</text:span><text:span text:style-name="T25">.</text:span><text:span text:style-name="T26">pop()</text:span></text:p>
            <text:p text:style-name="P4"><text:span text:style-name="T25">...</text:span><text:span text:style-name="T26"> </text:span></text:p>
            <text:p text:style-name="P4"><text:span text:style-name="T25">&gt;&gt;&gt;</text:span><text:span text:style-name="T26"> total</text:span></text:p>
            <text:p text:style-name="P4"><text:span text:style-name="T39">20</text:span></text:p>
            <text:p text:style-name="P4"><text:span text:style-name="T25">&gt;&gt;&gt;</text:span><text:span text:style-name="T26"> </text:span><text:span text:style-name="T27">sum</text:span><text:span text:style-name="T26">([i </text:span><text:span text:style-name="T38">for</text:span><text:span text:style-name="T26"> i </text:span><text:span text:style-name="T38">in</text:span><text:span text:style-name="T26"> a </text:span><text:span text:style-name="T38">if</text:span><text:span text:style-name="T26"> i </text:span><text:span text:style-name="T25">%</text:span><text:span text:style-name="T26"> </text:span><text:span text:style-name="T28">2</text:span><text:span text:style-name="T26"> </text:span><text:span text:style-name="T25">==</text:span><text:span text:style-name="T26"> </text:span><text:span text:style-name="T28">0</text:span><text:span text:style-name="T26">])</text:span></text:p>
            <text:p text:style-name="P4"><text:span text:style-name="T39">20</text:span></text:p>
            <text:p text:style-name="P4"><text:span text:style-name="T39"/></text:p>
            <text:p>* Nu exista do-while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ncții</text:p>
          </draw:text-box>
        </draw:frame>
        <draw:frame presentation:style-name="pr5" draw:text-style-name="P11" draw:layer="layout" svg:width="25.199cm" svg:height="14.898cm" svg:x="1.325cm" svg:y="4.876cm" presentation:class="outline" presentation:user-transformed="true">
          <draw:text-box>
            <text:p text:style-name="P4"><text:span text:style-name="T31">&gt;&gt;&gt;</text:span><text:span text:style-name="T32"> </text:span><text:span text:style-name="T34">def</text:span><text:span text:style-name="T32"> </text:span><text:span text:style-name="T40">func</text:span><text:span text:style-name="T32">(nr):</text:span></text:p>
            <text:p text:style-name="P4"><text:span text:style-name="T31">...</text:span><text:span text:style-name="T32"> <text:s text:c="9"/></text:span><text:span text:style-name="T34">return</text:span><text:span text:style-name="T32"> func(nr </text:span><text:span text:style-name="T31">-</text:span><text:span text:style-name="T32"> </text:span><text:span text:style-name="T33">1</text:span><text:span text:style-name="T32">) </text:span><text:span text:style-name="T31">*</text:span><text:span text:style-name="T32"> nr </text:span><text:span text:style-name="T34">if</text:span><text:span text:style-name="T32"> nr </text:span><text:span text:style-name="T31">&gt;</text:span><text:span text:style-name="T32"> </text:span><text:span text:style-name="T33">1</text:span><text:span text:style-name="T32"> </text:span><text:span text:style-name="T34">else</text:span><text:span text:style-name="T32"> </text:span><text:span text:style-name="T33">1</text:span></text:p>
            <text:p text:style-name="P4"><text:span text:style-name="T31">...</text:span><text:span text:style-name="T32"> </text:span></text:p>
            <text:p text:style-name="P4"><text:span text:style-name="T31">&gt;&gt;&gt;</text:span><text:span text:style-name="T32"> func(</text:span><text:span text:style-name="T33">4</text:span><text:span text:style-name="T32">)</text:span></text:p>
            <text:p text:style-name="P4"><text:span text:style-name="T33">24</text:span></text:p>
            <text:p text:style-name="P4"><text:span text:style-name="T31">&gt;&gt;&gt;</text:span><text:span text:style-name="T32"> </text:span><text:span text:style-name="T34">def</text:span><text:span text:style-name="T32"> </text:span><text:span text:style-name="T40">func2</text:span><text:span text:style-name="T32">(nr):</text:span></text:p>
            <text:p text:style-name="P4"><text:span text:style-name="T31">...</text:span><text:span text:style-name="T32"> <text:s text:c="9"/></text:span><text:span text:style-name="T34">return</text:span><text:span text:style-name="T32"> func(nr) </text:span><text:span text:style-name="T31">/</text:span><text:span text:style-name="T32"> (func(func2</text:span><text:span text:style-name="T31">.</text:span><text:span text:style-name="T32">k) </text:span><text:span text:style-name="T31">*</text:span><text:span text:style-name="T32"> func(nr </text:span><text:span text:style-name="T31">-</text:span><text:span text:style-name="T32"> func2</text:span><text:span text:style-name="T31">.</text:span><text:span text:style-name="T32">k)) </text:span></text:p>
            <text:p text:style-name="P4"><text:span text:style-name="T31">...</text:span><text:span text:style-name="T32"> </text:span></text:p>
            <text:p text:style-name="P4"><text:span text:style-name="T31">&gt;&gt;&gt;</text:span><text:span text:style-name="T32"> func2</text:span><text:span text:style-name="T31">.</text:span><text:span text:style-name="T32">k </text:span><text:span text:style-name="T31">=</text:span><text:span text:style-name="T32"> </text:span><text:span text:style-name="T33">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ncții</text:p>
          </draw:text-box>
        </draw:frame>
        <draw:frame presentation:style-name="pr5" draw:text-style-name="P12" draw:layer="layout" svg:width="25.199cm" svg:height="14.898cm" svg:x="1.4cm" svg:y="4.914cm" presentation:class="outline" presentation:user-transformed="true">
          <draw:text-box>
            <text:p text:style-name="P4"><text:span text:style-name="T41">&gt;&gt;&gt;</text:span><text:span text:style-name="T42"> func2(</text:span><text:span text:style-name="T43">3</text:span><text:span text:style-name="T42">)</text:span></text:p>
            <text:p text:style-name="P4"><text:span text:style-name="T43">3</text:span></text:p>
            <text:p text:style-name="P4"><text:span text:style-name="T41">&gt;&gt;&gt;</text:span><text:span text:style-name="T42"> func2(</text:span><text:span text:style-name="T43">4</text:span><text:span text:style-name="T42">)</text:span></text:p>
            <text:p text:style-name="P4"><text:span text:style-name="T43">6</text:span></text:p>
            <text:p text:style-name="P4"><text:span text:style-name="T41">&gt;&gt;&gt;</text:span><text:span text:style-name="T42"> func3 </text:span><text:span text:style-name="T41">=</text:span><text:span text:style-name="T42"> </text:span><text:span text:style-name="T44">lambda</text:span><text:span text:style-name="T42"> arg: arg </text:span><text:span text:style-name="T41">**</text:span><text:span text:style-name="T42"> (</text:span><text:span text:style-name="T43">2</text:span><text:span text:style-name="T42"> </text:span><text:span text:style-name="T44">if</text:span><text:span text:style-name="T42"> arg </text:span><text:span text:style-name="T41">%</text:span><text:span text:style-name="T42"> </text:span><text:span text:style-name="T43">2</text:span><text:span text:style-name="T42"> </text:span><text:span text:style-name="T44">else</text:span><text:span text:style-name="T42"> </text:span><text:span text:style-name="T43">3</text:span><text:span text:style-name="T42">)</text:span></text:p>
            <text:p text:style-name="P4"><text:span text:style-name="T41">&gt;&gt;&gt;</text:span><text:span text:style-name="T42"> func3(</text:span><text:span text:style-name="T43">2</text:span><text:span text:style-name="T42">)</text:span></text:p>
            <text:p text:style-name="P4"><text:span text:style-name="T43">8</text:span></text:p>
            <text:p text:style-name="P4"><text:span text:style-name="T41">&gt;&gt;&gt;</text:span><text:span text:style-name="T42"> func3(</text:span><text:span text:style-name="T43">3</text:span><text:span text:style-name="T42">)</text:span></text:p>
            <text:p text:style-name="P4"><text:span text:style-name="T43">9</text:span></text:p>
            <text:p text:style-name="P6"><text:span text:style-name="T41">&gt;&gt;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Funcții (2)</text:p>
          </draw:text-box>
        </draw:frame>
        <draw:frame presentation:style-name="pr5" draw:text-style-name="P10" draw:layer="layout" svg:width="25.4cm" svg:height="14.644cm" svg:x="1.27cm" svg:y="4.914cm" presentation:class="outline" presentation:user-transformed="true">
          <draw:text-box>
            <text:p text:style-name="P4"><text:span text:style-name="T25">&gt;&gt;&gt;</text:span><text:span text:style-name="T26"> </text:span><text:span text:style-name="T38">def</text:span><text:span text:style-name="T26"> </text:span><text:span text:style-name="T45">func4</text:span><text:span text:style-name="T26">(a, b, c</text:span><text:span text:style-name="T25">=</text:span><text:span text:style-name="T28">2</text:span><text:span text:style-name="T26">):</text:span></text:p>
            <text:p text:style-name="P4"><text:span text:style-name="T25">...</text:span><text:span text:style-name="T26"> <text:s text:c="5"/></text:span><text:span text:style-name="T38">if</text:span><text:span text:style-name="T26"> a </text:span><text:span text:style-name="T38">or</text:span><text:span text:style-name="T26"> b:</text:span></text:p>
            <text:p text:style-name="P4"><text:span text:style-name="T25">...</text:span><text:span text:style-name="T26"> <text:s text:c="9"/></text:span><text:span text:style-name="T38">return</text:span><text:span text:style-name="T26"> c </text:span><text:span text:style-name="T25">*</text:span><text:span text:style-name="T26"> (a </text:span><text:span text:style-name="T25">+</text:span><text:span text:style-name="T26"> b)</text:span></text:p>
            <text:p text:style-name="P4"><text:span text:style-name="T25">...</text:span><text:span text:style-name="T26"> </text:span></text:p>
            <text:p text:style-name="P4"><text:span text:style-name="T25">&gt;&gt;&gt;</text:span><text:span text:style-name="T26"> func4(</text:span><text:span text:style-name="T28">1</text:span><text:span text:style-name="T26">, </text:span><text:span text:style-name="T28">1</text:span><text:span text:style-name="T26">)</text:span></text:p>
            <text:p text:style-name="P4"><text:span text:style-name="T28">4</text:span></text:p>
            <text:p text:style-name="P4"><text:span text:style-name="T25">&gt;&gt;&gt;</text:span><text:span text:style-name="T26"> func4(</text:span><text:span text:style-name="T28">1</text:span><text:span text:style-name="T26">, </text:span><text:span text:style-name="T28">0</text:span><text:span text:style-name="T26">, c</text:span><text:span text:style-name="T25">=</text:span><text:span text:style-name="T28">3</text:span><text:span text:style-name="T26">)</text:span></text:p>
            <text:p text:style-name="P4"><text:span text:style-name="T28">3</text:span></text:p>
            <text:p text:style-name="P4"><text:span text:style-name="T25">&gt;&gt;&gt;</text:span><text:span text:style-name="T26"> func4(c</text:span><text:span text:style-name="T25">=</text:span><text:span text:style-name="T28">10</text:span><text:span text:style-name="T26">, a</text:span><text:span text:style-name="T25">=</text:span><text:span text:style-name="T28">0</text:span><text:span text:style-name="T26">, b</text:span><text:span text:style-name="T25">=</text:span><text:span text:style-name="T28">0</text:span><text:span text:style-name="T26">)</text:span></text:p>
            <text:p text:style-name="P4"><text:span text:style-name="T25">&gt;&gt;&gt;</text:span><text:span text:style-name="T26"> func4(c</text:span><text:span text:style-name="T25">=</text:span><text:span text:style-name="T28">10</text:span><text:span text:style-name="T26">, a</text:span><text:span text:style-name="T25">=</text:span><text:span text:style-name="T28">0</text:span><text:span text:style-name="T26">, b</text:span><text:span text:style-name="T25">=</text:span><text:span text:style-name="T28">1</text:span><text:span text:style-name="T26">)</text:span></text:p>
            <text:p text:style-name="P4"><text:span text:style-name="T28">10</text:span></text:p>
            <text:p text:style-name="P4"><text:span text:style-name="T4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ții (2)</text:p>
          </draw:text-box>
        </draw:frame>
        <draw:frame presentation:style-name="pr5" draw:text-style-name="P10" draw:layer="layout" svg:width="25.199cm" svg:height="15.469cm" svg:x="1.4cm" svg:y="4.343cm" presentation:class="outline" presentation:user-transformed="true">
          <draw:text-box>
            <text:p text:style-name="P4"><text:span text:style-name="T25">&gt;&gt;&gt;</text:span><text:span text:style-name="T26"> </text:span><text:span text:style-name="T38">def</text:span><text:span text:style-name="T26"> </text:span><text:span text:style-name="T45">func5</text:span><text:span text:style-name="T26">(</text:span><text:span text:style-name="T25">*</text:span><text:span text:style-name="T26">args, </text:span><text:span text:style-name="T25">**</text:span><text:span text:style-name="T26">kwargs):</text:span></text:p>
            <text:p text:style-name="P4"><text:span text:style-name="T25">...</text:span><text:span text:style-name="T26"> <text:s text:c="9"/></text:span><text:span text:style-name="T38">print</text:span><text:span text:style-name="T26"> args</text:span></text:p>
            <text:p text:style-name="P4"><text:span text:style-name="T25">...</text:span><text:span text:style-name="T26"> <text:s text:c="9"/></text:span><text:span text:style-name="T38">print</text:span><text:span text:style-name="T26"> kwargs</text:span></text:p>
            <text:p text:style-name="P4"><text:span text:style-name="T25">...</text:span><text:span text:style-name="T26"> </text:span></text:p>
            <text:p text:style-name="P4"><text:span text:style-name="T25">&gt;&gt;&gt;</text:span><text:span text:style-name="T26"> func5(</text:span><text:span text:style-name="T28">1</text:span><text:span text:style-name="T26">, </text:span><text:span text:style-name="T28">2</text:span><text:span text:style-name="T26">, c</text:span><text:span text:style-name="T25">=</text:span><text:span text:style-name="T28">4</text:span><text:span text:style-name="T26">, d</text:span><text:span text:style-name="T25">=</text:span><text:span text:style-name="T28">5</text:span><text:span text:style-name="T26">)</text:span></text:p>
            <text:p text:style-name="P4"><text:span text:style-name="T26">(</text:span><text:span text:style-name="T28">1</text:span><text:span text:style-name="T26">, </text:span><text:span text:style-name="T28">2</text:span><text:span text:style-name="T26">)</text:span></text:p>
            <text:p text:style-name="P4"><text:span text:style-name="T26">{</text:span><text:span text:style-name="T29">'c'</text:span><text:span text:style-name="T26">: </text:span><text:span text:style-name="T28">4</text:span><text:span text:style-name="T26">, </text:span><text:span text:style-name="T29">'d'</text:span><text:span text:style-name="T26">: </text:span><text:span text:style-name="T28">5</text:span><text:span text:style-name="T26">}</text:span></text:p>
            <text:p text:style-name="P4"><text:span text:style-name="T39">&gt;&gt;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ase</text:p>
          </draw:text-box>
        </draw:frame>
        <draw:frame presentation:style-name="pr5" draw:text-style-name="P10" draw:layer="layout" svg:width="26.162cm" svg:height="15.723cm" svg:x="1.016cm" svg:y="4.343cm" presentation:class="outline" presentation:user-transformed="true">
          <draw:text-box>
            <text:p text:style-name="P4"><text:span text:style-name="T25">&gt;&gt;&gt;</text:span><text:span text:style-name="T26"> </text:span><text:span text:style-name="T38">class</text:span><text:span text:style-name="T26"> </text:span><text:span text:style-name="T47">A</text:span><text:span text:style-name="T26">(</text:span><text:span text:style-name="T27">object</text:span><text:span text:style-name="T26">):</text:span></text:p>
            <text:p text:style-name="P4"><text:span text:style-name="T25">...</text:span><text:span text:style-name="T26"> <text:s text:c="9"/></text:span><text:span text:style-name="T38">def</text:span><text:span text:style-name="T26"> </text:span><text:span text:style-name="T45">__init__</text:span><text:span text:style-name="T26">(</text:span><text:span text:style-name="T27">self</text:span><text:span text:style-name="T26">, x</text:span><text:span text:style-name="T25">=</text:span><text:span text:style-name="T28">1</text:span><text:span text:style-name="T26">):</text:span></text:p>
            <text:p text:style-name="P4"><text:span text:style-name="T25">...</text:span><text:span text:style-name="T26"> <text:s text:c="13"/></text:span><text:span text:style-name="T27">self</text:span><text:span text:style-name="T25">.</text:span><text:span text:style-name="T26">x </text:span><text:span text:style-name="T25">=</text:span><text:span text:style-name="T26"> x</text:span></text:p>
            <text:p text:style-name="P4"><text:span text:style-name="T25">...</text:span><text:span text:style-name="T26"> <text:s text:c="9"/></text:span><text:span text:style-name="T38">def</text:span><text:span text:style-name="T26"> </text:span><text:span text:style-name="T45">pow</text:span><text:span text:style-name="T26">(</text:span><text:span text:style-name="T27">self</text:span><text:span text:style-name="T26">, e</text:span><text:span text:style-name="T25">=</text:span><text:span text:style-name="T28">2</text:span><text:span text:style-name="T26">):</text:span></text:p>
            <text:p text:style-name="P4"><text:span text:style-name="T25">...</text:span><text:span text:style-name="T26"> <text:s text:c="13"/></text:span><text:span text:style-name="T38">return</text:span><text:span text:style-name="T26"> </text:span><text:span text:style-name="T27">self</text:span><text:span text:style-name="T25">.</text:span><text:span text:style-name="T26">x </text:span><text:span text:style-name="T25">**</text:span><text:span text:style-name="T26"> e</text:span></text:p>
            <text:p text:style-name="P4"><text:span text:style-name="T25">...</text:span><text:span text:style-name="T26"> <text:s text:c="9"/></text:span><text:span text:style-name="T38">def</text:span><text:span text:style-name="T26"> </text:span><text:span text:style-name="T45">__del__</text:span><text:span text:style-name="T26">(</text:span><text:span text:style-name="T27">self</text:span><text:span text:style-name="T26">):</text:span></text:p>
            <text:p text:style-name="P4"><text:span text:style-name="T25">...</text:span><text:span text:style-name="T26"> <text:s text:c="13"/></text:span><text:span text:style-name="T38">print</text:span><text:span text:style-name="T26"> </text:span><text:span text:style-name="T29">"Destructor"</text:span></text:p>
            <text:p text:style-name="P4"><text:span text:style-name="T25">...</text:span><text:span text:style-name="T26"> </text:span></text:p>
            <text:p text:style-name="P4"><text:span text:style-name="T25">&gt;&gt;&gt;</text:span><text:span text:style-name="T26"> a </text:span><text:span text:style-name="T25">=</text:span><text:span text:style-name="T26"> A()</text:span></text:p>
            <text:p text:style-name="P4"><text:span text:style-name="T25">&gt;&gt;&gt;</text:span><text:span text:style-name="T26"> a</text:span><text:span text:style-name="T25">.</text:span><text:span text:style-name="T26">pow()</text:span></text:p>
            <text:p text:style-name="P4"><text:span text:style-name="T28">1</text:span></text:p>
            <text:p text:style-name="P4"><text:span text:style-name="T25">&gt;&gt;&gt;</text:span><text:span text:style-name="T26"> A(</text:span><text:span text:style-name="T28">3</text:span><text:span text:style-name="T26">)</text:span><text:span text:style-name="T25">.</text:span><text:span text:style-name="T26">pow(</text:span><text:span text:style-name="T28">3</text:span><text:span text:style-name="T26">)</text:span></text:p>
            <text:p text:style-name="P4"><text:span text:style-name="T26">Destructor</text:span></text:p>
            <text:p text:style-name="P4"><text:span text:style-name="T28">27</text:span></text:p>
            <text:p text:style-name="P4"><text:span text:style-name="T25">&gt;&gt;&gt;</text:span><text:span text:style-name="T26"> </text:span><text:span text:style-name="T38">del</text:span><text:span text:style-name="T26"> a</text:span></text:p>
            <text:p text:style-name="P6"><text:span text:style-name="T26">Destruc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iblioteci</text:p>
          </draw:text-box>
        </draw:frame>
        <draw:frame presentation:style-name="pr5" draw:text-style-name="P8" draw:layer="layout" svg:width="25.199cm" svg:height="14.39cm" svg:x="1.4cm" svg:y="4.914cm" presentation:class="outline" presentation:user-transformed="true">
          <draw:text-box>
            <text:p text:style-name="P4"><text:span text:style-name="T13">&gt;&gt;&gt;</text:span><text:span text:style-name="T14"> </text:span><text:span text:style-name="T48">import</text:span><text:span text:style-name="T14"> </text:span><text:span text:style-name="T49">math</text:span></text:p>
            <text:p text:style-name="P4"><text:span text:style-name="T13">&gt;&gt;&gt;</text:span><text:span text:style-name="T14"> math</text:span><text:span text:style-name="T13">.</text:span><text:span text:style-name="T14">sin(math</text:span><text:span text:style-name="T13">.</text:span><text:span text:style-name="T14">pi </text:span><text:span text:style-name="T13">/</text:span><text:span text:style-name="T14"> </text:span><text:span text:style-name="T15">2</text:span><text:span text:style-name="T14">)</text:span></text:p>
            <text:p text:style-name="P4"><text:span text:style-name="T15">1.0</text:span></text:p>
            <text:p text:style-name="P4"><text:span text:style-name="T13">&gt;&gt;&gt;</text:span><text:span text:style-name="T14"> math</text:span><text:span text:style-name="T13">.</text:span><text:span text:style-name="T14">sin(math</text:span><text:span text:style-name="T13">.</text:span><text:span text:style-name="T14">pi </text:span><text:span text:style-name="T13">/</text:span><text:span text:style-name="T14"> </text:span><text:span text:style-name="T15">4</text:span><text:span text:style-name="T14">)</text:span></text:p>
            <text:p text:style-name="P4"><text:span text:style-name="T15">0.7071067811865475</text:span></text:p>
            <text:p text:style-name="P4"><text:span text:style-name="T13">&gt;&gt;&gt;</text:span><text:span text:style-name="T14"> math</text:span><text:span text:style-name="T13">.</text:span><text:span text:style-name="T14">pow((_ </text:span><text:span text:style-name="T13">*</text:span><text:span text:style-name="T14"> </text:span><text:span text:style-name="T15">2</text:span><text:span text:style-name="T14">), </text:span><text:span text:style-name="T15">2</text:span><text:span text:style-name="T14">)</text:span></text:p>
            <text:p text:style-name="P4"><text:span text:style-name="T15">1.9999999999999996</text:span></text:p>
            <text:p text:style-name="P4"><text:span text:style-name="T13">&gt;&gt;&gt;</text:span><text:span text:style-name="T14"> math</text:span><text:span text:style-name="T13">.</text:span><text:span text:style-name="T14">log(</text:span><text:span text:style-name="T15">2</text:span><text:span text:style-name="T14">)</text:span></text:p>
            <text:p text:style-name="P4"><text:span text:style-name="T15">0.6931471805599453</text:span></text:p>
            <text:p text:style-name="P4"><text:span text:style-name="T13">&gt;&gt;&gt;</text:span><text:span text:style-name="T14"> math</text:span><text:span text:style-name="T13">.</text:span><text:span text:style-name="T14">sqrt(</text:span><text:span text:style-name="T15">1024</text:span><text:span text:style-name="T14">)</text:span></text:p>
            <text:p text:style-name="P6"><text:span text:style-name="T15">32.0</text:span></text:p>
            <text:p text:style-name="P4"><text:span text:style-name="T5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iblioteci</text:p>
          </draw:text-box>
        </draw:frame>
        <draw:frame presentation:style-name="pr5" draw:layer="layout" svg:width="23.492cm" svg:height="14.39cm" svg:x="2.3cm" svg:y="4.641cm" presentation:class="outline" presentation:user-transformed="true">
          <draw:text-box>
            <text:list text:style-name="L2">
              <text:list-item>
                <text:p>Python 2.x</text:p>
              </text:list-item>
            </text:list>
            <text:p text:style-name="P4"><text:span text:style-name="T38">import</text:span><text:span text:style-name="T26"> </text:span><text:span text:style-name="T47">urllib2</text:span></text:p>
            <text:p text:style-name="P4"><text:span text:style-name="T25">&gt;&gt;&gt;</text:span><text:span text:style-name="T26"> urllib2</text:span><text:span text:style-name="T25">.</text:span><text:span text:style-name="T26">urlopen(</text:span><text:span text:style-name="T29">"http://ipv4.icanhazip.com/"</text:span><text:span text:style-name="T26">)</text:span><text:span text:style-name="T25">.</text:span><text:span text:style-name="T26">read()</text:span></text:p>
            <text:p text:style-name="P4"><text:span text:style-name="T29">'89.137.142.53</text:span><text:span text:style-name="T51">\n</text:span><text:span text:style-name="T29">'</text:span></text:p>
            <text:p text:style-name="P4"><text:span text:style-name="T29"/></text:p>
            <text:list text:continue-numbering="true" text:style-name="L2">
              <text:list-item>
                <text:p>Python 3.x</text:p>
              </text:list-item>
            </text:list>
            <text:p text:style-name="P4"><text:span text:style-name="T25">&gt;&gt;&gt;</text:span><text:span text:style-name="T26"> </text:span><text:span text:style-name="T38">import</text:span><text:span text:style-name="T26"> </text:span><text:span text:style-name="T47">urllib.request</text:span></text:p>
            <text:p text:style-name="P4"><text:span text:style-name="T25">&gt;&gt;&gt; </text:span><text:span text:style-name="T26">urllib</text:span><text:span text:style-name="T25">.</text:span><text:span text:style-name="T26">request</text:span><text:span text:style-name="T25">.</text:span><text:span text:style-name="T26">urlopen(</text:span><text:span text:style-name="T29">"http://ipv4.icanhazip.com/"</text:span><text:span text:style-name="T26">)</text:span><text:span text:style-name="T25">.</text:span><text:span text:style-name="T26">read()</text:span></text:p>
            <text:p text:style-name="P6"><text:span text:style-name="T26">b</text:span><text:span text:style-name="T29">'89.137.142.53</text:span><text:span text:style-name="T51">\n</text:span><text:span text:style-name="T29">'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iblioteci</text:p>
          </draw:text-box>
        </draw:frame>
        <draw:frame presentation:style-name="pr5" draw:text-style-name="P8" draw:layer="layout" svg:width="25.199cm" svg:height="15.469cm" svg:x="1.4cm" svg:y="4.343cm" presentation:class="outline" presentation:user-transformed="true">
          <draw:text-box>
            <text:p text:style-name="P4"><text:span text:style-name="T13">&gt;&gt;&gt;</text:span><text:span text:style-name="T14"> </text:span><text:span text:style-name="T48">import</text:span><text:span text:style-name="T14"> </text:span><text:span text:style-name="T49">re</text:span></text:p>
            <text:p text:style-name="P4"><text:span text:style-name="T13">&gt;&gt;&gt;</text:span><text:span text:style-name="T14"> text </text:span><text:span text:style-name="T13">=</text:span><text:span text:style-name="T14"> </text:span><text:span text:style-name="T52">"""</text:span></text:p>
            <text:p text:style-name="P4"><text:span text:style-name="T52">... Abcdef 22 33 45 http://www.site.com/</text:span></text:p>
            <text:p text:style-name="P4"><text:span text:style-name="T52">... }{*| ----</text:span></text:p>
            <text:p text:style-name="P4"><text:span text:style-name="T52">... 11</text:span></text:p>
            <text:p text:style-name="P4"><text:span text:style-name="T52">... """</text:span></text:p>
            <text:p text:style-name="P4"><text:span text:style-name="T13">&gt;&gt;&gt;</text:span><text:span text:style-name="T14"> re</text:span><text:span text:style-name="T13">.</text:span><text:span text:style-name="T14">findall(</text:span><text:span text:style-name="T52">"\d{2}"</text:span><text:span text:style-name="T14">, text)</text:span></text:p>
            <text:p text:style-name="P4"><text:span text:style-name="T14">[</text:span><text:span text:style-name="T52">'22'</text:span><text:span text:style-name="T14">, </text:span><text:span text:style-name="T52">'33'</text:span><text:span text:style-name="T14">, </text:span><text:span text:style-name="T52">'45'</text:span><text:span text:style-name="T14">, </text:span><text:span text:style-name="T52">'11'</text:span><text:span text:style-name="T14">]</text:span></text:p>
            <text:p text:style-name="P4"><text:span text:style-name="T13">&gt;&gt;&gt;</text:span><text:span text:style-name="T14"> re</text:span><text:span text:style-name="T13">.</text:span><text:span text:style-name="T14">findall(</text:span><text:span text:style-name="T52">"(http://.+)"</text:span><text:span text:style-name="T14">, text)</text:span></text:p>
            <text:p text:style-name="P4"><text:span text:style-name="T14">[</text:span><text:span text:style-name="T52">'http://www.site.com/'</text:span><text:span text:style-name="T14">]</text:span></text:p>
            <text:p text:style-name="P4"><text:span text:style-name="T13">&gt;&gt;&gt;</text:span><text:span text:style-name="T14"> re</text:span><text:span text:style-name="T13">.</text:span><text:span text:style-name="T14">findall(</text:span><text:span text:style-name="T52">"[a-zA-Z]+"</text:span><text:span text:style-name="T14">, text)</text:span></text:p>
            <text:p text:style-name="P4"><text:span text:style-name="T14">[</text:span><text:span text:style-name="T52">'Abcdef'</text:span><text:span text:style-name="T14">, </text:span><text:span text:style-name="T52">'http'</text:span><text:span text:style-name="T14">, </text:span><text:span text:style-name="T52">'www'</text:span><text:span text:style-name="T14">, </text:span><text:span text:style-name="T52">'site'</text:span><text:span text:style-name="T14">, </text:span><text:span text:style-name="T52">'com'</text:span><text:span text:style-name="T14">]</text:span></text:p>
            <text:p text:style-name="P4"><text:span text:style-name="T13">&gt;&gt;&gt;</text:span><text:span text:style-name="T14"> re</text:span><text:span text:style-name="T13">.</text:span><text:span text:style-name="T14">findall(</text:span><text:span text:style-name="T52">"[^\s\w\d]+"</text:span><text:span text:style-name="T14">, text)</text:span></text:p>
            <text:p text:style-name="P6"><text:span text:style-name="T14">[</text:span><text:span text:style-name="T52">'://'</text:span><text:span text:style-name="T14">, </text:span><text:span text:style-name="T52">'.'</text:span><text:span text:style-name="T14">, </text:span><text:span text:style-name="T52">'.'</text:span><text:span text:style-name="T14">, </text:span><text:span text:style-name="T52">'/'</text:span><text:span text:style-name="T14">, </text:span><text:span text:style-name="T52">'}{*|'</text:span><text:span text:style-name="T14">, </text:span><text:span text:style-name="T52">'----'</text:span><text:span text:style-name="T14">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Biblioteci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tringIO</text:p>
              </text:list-item>
              <text:list-item>
                <text:p>time</text:p>
              </text:list-item>
              <text:list-item>
                <text:p>copy</text:p>
              </text:list-item>
              <text:list-item>
                <text:p>decimal</text:p>
              </text:list-item>
              <text:list-item>
                <text:p>os</text:p>
              </text:list-item>
              <text:list-item>
                <text:p>sys</text:p>
              </text:list-item>
              <text:list-item>
                <text:p>shutil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hashlib</text:p>
              </text:list-item>
              <text:list-item>
                <text:p>threading</text:p>
              </text:list-item>
              <text:list-item>
                <text:p>json</text:p>
              </text:list-item>
              <text:list-item>
                <text:p>socket</text:p>
              </text:list-item>
              <text:list-item>
                <text:p>smtplib</text:p>
              </text:list-item>
              <text:list-item>
                <text:p>ftplib</text:p>
              </text:list-item>
              <text:list-item>
                <text:p>Tkin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/O</text:p>
          </draw:text-box>
        </draw:frame>
        <draw:frame presentation:style-name="pr5" draw:text-style-name="P14" draw:layer="layout" svg:width="25.199cm" svg:height="16.51cm" svg:x="1.4cm" svg:y="3.81cm" presentation:class="outline" presentation:user-transformed="true">
          <draw:text-box>
            <text:list text:style-name="L2">
              <text:list-item>
                <text:p><text:span text:style-name="T53">Python 3.x</text:span></text:p>
              </text:list-item>
            </text:list>
            <text:p text:style-name="P4"><text:span text:style-name="T54">&gt;&gt;&gt;</text:span><text:span text:style-name="T55"> </text:span><text:span text:style-name="T56">print</text:span><text:span text:style-name="T55">(</text:span><text:span text:style-name="T57">1</text:span><text:span text:style-name="T55">, </text:span><text:span text:style-name="T57">2</text:span><text:span text:style-name="T55">, </text:span><text:span text:style-name="T57">3</text:span><text:span text:style-name="T55">, sep</text:span><text:span text:style-name="T54">=</text:span><text:span text:style-name="T58">" - "</text:span><text:span text:style-name="T55">)</text:span></text:p>
            <text:p text:style-name="P4"><text:span text:style-name="T57">1</text:span><text:span text:style-name="T55"> </text:span><text:span text:style-name="T54">-</text:span><text:span text:style-name="T55"> </text:span><text:span text:style-name="T57">2</text:span><text:span text:style-name="T55"> </text:span><text:span text:style-name="T54">-</text:span><text:span text:style-name="T55"> </text:span><text:span text:style-name="T57">3</text:span></text:p>
            <text:p text:style-name="P4"><text:span text:style-name="T53"/></text:p>
            <text:list text:continue-numbering="true" text:style-name="L2">
              <text:list-item>
                <text:p><text:span text:style-name="T53">Python 2.x</text:span></text:p>
              </text:list-item>
            </text:list>
            <text:p text:style-name="P4"><text:span text:style-name="T41">&gt;&gt;&gt;</text:span><text:span text:style-name="T42"> </text:span><text:span text:style-name="T44">print</text:span><text:span text:style-name="T42"> </text:span><text:span text:style-name="T43">1</text:span><text:span text:style-name="T42">, </text:span><text:span text:style-name="T43">2</text:span><text:span text:style-name="T42">, </text:span><text:span text:style-name="T43">3</text:span></text:p>
            <text:p text:style-name="P4"><text:span text:style-name="T43">1</text:span><text:span text:style-name="T42"> </text:span><text:span text:style-name="T43">2</text:span><text:span text:style-name="T42"> </text:span><text:span text:style-name="T43">3</text:span></text:p>
            <text:p text:style-name="P4"><text:span text:style-name="T41">&gt;&gt;&gt;</text:span><text:span text:style-name="T42"> </text:span><text:span text:style-name="T44">print</text:span><text:span text:style-name="T42"> </text:span><text:span text:style-name="T59">"int: </text:span><text:span text:style-name="T60">%d</text:span><text:span text:style-name="T59">, float: </text:span><text:span text:style-name="T60">%f</text:span><text:span text:style-name="T59">, str: </text:span><text:span text:style-name="T60">%s</text:span><text:span text:style-name="T59">"</text:span><text:span text:style-name="T42"> </text:span><text:span text:style-name="T41">%</text:span><text:span text:style-name="T42"> (</text:span><text:span text:style-name="T43">1</text:span><text:span text:style-name="T42">, </text:span><text:span text:style-name="T43">2.0</text:span><text:span text:style-name="T42">, </text:span><text:span text:style-name="T59">"text"</text:span><text:span text:style-name="T42">)</text:span></text:p>
            <text:p text:style-name="P4"><text:span text:style-name="T61">int</text:span><text:span text:style-name="T42">: </text:span><text:span text:style-name="T43">1</text:span><text:span text:style-name="T42">, </text:span><text:span text:style-name="T61">float</text:span><text:span text:style-name="T42">: </text:span><text:span text:style-name="T43">2.000000</text:span><text:span text:style-name="T42">, </text:span><text:span text:style-name="T61">str</text:span><text:span text:style-name="T42">: text</text:span></text:p>
            <text:p text:style-name="P4"><text:span text:style-name="T41">&gt;&gt;&gt;</text:span><text:span text:style-name="T42"> </text:span><text:span text:style-name="T44">print</text:span><text:span text:style-name="T42"> </text:span><text:span text:style-name="T59">"int: </text:span><text:span text:style-name="T60">%d</text:span><text:span text:style-name="T59">, float: </text:span><text:span text:style-name="T60">%.2f</text:span><text:span text:style-name="T59">, str: </text:span><text:span text:style-name="T60">%s</text:span><text:span text:style-name="T59">"</text:span><text:span text:style-name="T42"> </text:span><text:span text:style-name="T41">%</text:span><text:span text:style-name="T42"> (</text:span><text:span text:style-name="T43">1</text:span><text:span text:style-name="T42">, </text:span><text:span text:style-name="T43">2.0</text:span><text:span text:style-name="T42">, </text:span><text:span text:style-name="T59">"text"</text:span><text:span text:style-name="T42">)</text:span></text:p>
            <text:p text:style-name="P4"><text:span text:style-name="T61">int</text:span><text:span text:style-name="T42">: </text:span><text:span text:style-name="T43">1</text:span><text:span text:style-name="T42">, </text:span><text:span text:style-name="T61">float</text:span><text:span text:style-name="T42">: </text:span><text:span text:style-name="T43">2.00</text:span><text:span text:style-name="T42">, </text:span><text:span text:style-name="T61">str</text:span><text:span text:style-name="T42">: text</text:span></text:p>
            <text:p text:style-name="P4"><text:span text:style-name="T41">&gt;&gt;&gt;</text:span><text:span text:style-name="T42"> </text:span><text:span text:style-name="T44">print</text:span><text:span text:style-name="T42"> </text:span><text:span text:style-name="T59">"{0} {1} {key}"</text:span><text:span text:style-name="T41">.</text:span><text:span text:style-name="T42">format(</text:span><text:span text:style-name="T43">1</text:span><text:span text:style-name="T42">, </text:span><text:span text:style-name="T59">"a"</text:span><text:span text:style-name="T42">, key</text:span><text:span text:style-name="T41">=</text:span><text:span text:style-name="T61">True</text:span><text:span text:style-name="T42">)</text:span></text:p>
            <text:p text:style-name="P6"><text:span text:style-name="T43">1</text:span><text:span text:style-name="T42"> a </text:span><text:span text:style-name="T61">Tr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/O (2)</text:p>
          </draw:text-box>
        </draw:frame>
        <draw:frame presentation:style-name="pr5" draw:text-style-name="P10" draw:layer="layout" svg:width="25.199cm" svg:height="13.882cm" svg:x="1.4cm" svg:y="4.914cm" presentation:class="outline" presentation:user-transformed="true">
          <draw:text-box>
            <text:p text:style-name="P4"><text:span text:style-name="T25">&gt;&gt;&gt;</text:span><text:span text:style-name="T26"> a </text:span><text:span text:style-name="T25">=</text:span><text:span text:style-name="T26"> </text:span><text:span text:style-name="T27">raw_input</text:span><text:span text:style-name="T26">(</text:span><text:span text:style-name="T29">"Input: "</text:span><text:span text:style-name="T26">)</text:span></text:p>
            <text:p text:style-name="P4"><text:span text:style-name="T26">Input: test</text:span></text:p>
            <text:p text:style-name="P4"><text:span text:style-name="T25">&gt;&gt;&gt;</text:span><text:span text:style-name="T26"> a</text:span></text:p>
            <text:p text:style-name="P4"><text:span text:style-name="T29">'test'</text:span></text:p>
            <text:p text:style-name="P4"><text:span text:style-name="T25">&gt;&gt;&gt;</text:span><text:span text:style-name="T26"> f </text:span><text:span text:style-name="T25">=</text:span><text:span text:style-name="T26"> </text:span><text:span text:style-name="T27">open</text:span><text:span text:style-name="T26">(</text:span><text:span text:style-name="T29">"out.txt"</text:span><text:span text:style-name="T26">, </text:span><text:span text:style-name="T29">"w"</text:span><text:span text:style-name="T26">)</text:span></text:p>
            <text:p text:style-name="P4"><text:span text:style-name="T25">&gt;&gt;&gt;</text:span><text:span text:style-name="T26"> f</text:span><text:span text:style-name="T25">.</text:span><text:span text:style-name="T26">write(a </text:span><text:span text:style-name="T25">+</text:span><text:span text:style-name="T26"> </text:span><text:span text:style-name="T29">"</text:span><text:span text:style-name="T51">\n</text:span><text:span text:style-name="T29">"</text:span><text:span text:style-name="T26">)</text:span></text:p>
            <text:p text:style-name="P6"><text:span text:style-name="T25">&gt;&gt;&gt;</text:span><text:span text:style-name="T26"> f</text:span><text:span text:style-name="T25">.</text:span><text:span text:style-name="T26">close()</text:span></text:p>
            <text:p text:style-name="P6"><text:span text:style-name="T26"/></text:p>
            <text:p text:style-name="P4"><text:span text:style-name="T26">:~</text:span><text:span text:style-name="T62">$ </text:span><text:span text:style-name="T26">cat out.txt </text:span></text:p>
            <text:p text:style-name="P6"><text:span text:style-name="T27">t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I/O (3)</text:p>
          </draw:text-box>
        </draw:frame>
        <draw:frame presentation:style-name="pr5" draw:text-style-name="P11" draw:layer="layout" svg:width="12.297cm" svg:height="15.494cm" svg:x="0.6cm" svg:y="4.064cm" presentation:class="outline" presentation:user-transformed="true">
          <draw:text-box>
            <text:p text:style-name="P4"><text:span text:style-name="T31">&gt;&gt;&gt;</text:span><text:span text:style-name="T32"> </text:span><text:span text:style-name="T34">from</text:span><text:span text:style-name="T32"> </text:span><text:span text:style-name="T63">socket</text:span><text:span text:style-name="T32"> </text:span><text:span text:style-name="T34">import</text:span><text:span text:style-name="T32"> </text:span><text:span text:style-name="T31">*</text:span></text:p>
            <text:p text:style-name="P4"><text:span text:style-name="T31">&gt;&gt;&gt;</text:span><text:span text:style-name="T32"> sock </text:span><text:span text:style-name="T31">=</text:span><text:span text:style-name="T32"> socket(AF_INET, SOCK_STREAM)</text:span></text:p>
            <text:p text:style-name="P4"><text:span text:style-name="T31">&gt;&gt;&gt;</text:span><text:span text:style-name="T32"> sock</text:span><text:span text:style-name="T31">.</text:span><text:span text:style-name="T32">bind((</text:span><text:span text:style-name="T36">"0.0.0.0"</text:span><text:span text:style-name="T32">, </text:span><text:span text:style-name="T33">51234</text:span><text:span text:style-name="T32">))</text:span></text:p>
            <text:p text:style-name="P4"><text:span text:style-name="T31">&gt;&gt;&gt;</text:span><text:span text:style-name="T32"> sock</text:span><text:span text:style-name="T31">.</text:span><text:span text:style-name="T32">listen(</text:span><text:span text:style-name="T33">5</text:span><text:span text:style-name="T32">)</text:span></text:p>
            <text:p text:style-name="P4"><text:span text:style-name="T31">&gt;&gt;&gt;</text:span><text:span text:style-name="T32"> cl </text:span><text:span text:style-name="T31">=</text:span><text:span text:style-name="T32"> sock</text:span><text:span text:style-name="T31">.</text:span><text:span text:style-name="T32">accept()</text:span></text:p>
          </draw:text-box>
        </draw:frame>
        <draw:frame presentation:style-name="pr5" draw:text-style-name="P11" draw:layer="layout" svg:width="12.297cm" svg:height="14.732cm" svg:x="15.213cm" svg:y="4.064cm" presentation:class="outline" presentation:user-transformed="true">
          <draw:text-box>
            <text:p text:style-name="P4"><text:span text:style-name="T31">&gt;&gt;&gt;</text:span><text:span text:style-name="T32"> </text:span><text:span text:style-name="T34">from</text:span><text:span text:style-name="T32"> </text:span><text:span text:style-name="T63">socket</text:span><text:span text:style-name="T32"> </text:span><text:span text:style-name="T34">import</text:span><text:span text:style-name="T32"> </text:span><text:span text:style-name="T31">*</text:span></text:p>
            <text:p text:style-name="P4"><text:span text:style-name="T31">&gt;&gt;&gt;</text:span><text:span text:style-name="T32"> sock </text:span><text:span text:style-name="T31">=</text:span><text:span text:style-name="T32"> socket(AF_INET, SOCK_STREAM)</text:span></text:p>
            <text:p text:style-name="P4"><text:span text:style-name="T31">&gt;&gt;&gt;</text:span><text:span text:style-name="T32"> sock</text:span><text:span text:style-name="T31">.</text:span><text:span text:style-name="T32">connect((</text:span><text:span text:style-name="T36">"127.0.0.1"</text:span><text:span text:style-name="T32">, </text:span><text:span text:style-name="T33">51234</text:span><text:span text:style-name="T32">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I/O (3)</text:p>
          </draw:text-box>
        </draw:frame>
        <draw:frame presentation:style-name="pr5" draw:text-style-name="P7" draw:layer="layout" svg:width="12.297cm" svg:height="15.494cm" svg:x="0.7cm" svg:y="4.064cm" presentation:class="outline" presentation:user-transformed="true">
          <draw:text-box>
            <text:p text:style-name="P4"><text:span text:style-name="T6">&gt;&gt;&gt;</text:span><text:span text:style-name="T7"> cl</text:span></text:p>
            <text:p text:style-name="P4"><text:span text:style-name="T7">(</text:span><text:span text:style-name="T6">&lt;</text:span><text:span text:style-name="T7">socket</text:span><text:span text:style-name="T6">.</text:span><text:span text:style-name="T7">_socketobject </text:span><text:span text:style-name="T9">object</text:span><text:span text:style-name="T7"> at </text:span><text:span text:style-name="T8">0x7f09118627c0</text:span><text:span text:style-name="T6">&gt;</text:span><text:span text:style-name="T7">, (</text:span><text:span text:style-name="T11">'127.0.0.1'</text:span><text:span text:style-name="T7">, </text:span><text:span text:style-name="T8">58003</text:span><text:span text:style-name="T7">))</text:span></text:p>
            <text:p text:style-name="P4"><text:span text:style-name="T6">&gt;&gt;&gt;</text:span><text:span text:style-name="T7"> cl[</text:span><text:span text:style-name="T8">0</text:span><text:span text:style-name="T7">]</text:span><text:span text:style-name="T6">.</text:span><text:span text:style-name="T7">send(</text:span><text:span text:style-name="T11">"Salut!"</text:span><text:span text:style-name="T7">)</text:span></text:p>
            <text:p text:style-name="P4"><text:span text:style-name="T8">6</text:span></text:p>
            <text:p text:style-name="P4"><text:span text:style-name="T6">&gt;&gt;&gt;</text:span><text:span text:style-name="T7"> cl[</text:span><text:span text:style-name="T8">0</text:span><text:span text:style-name="T7">]</text:span><text:span text:style-name="T6">.</text:span><text:span text:style-name="T7">recv(</text:span><text:span text:style-name="T8">1024</text:span><text:span text:style-name="T7">)</text:span></text:p>
            <text:p text:style-name="P4"><text:span text:style-name="T11">'Salut!Salut!'</text:span></text:p>
          </draw:text-box>
        </draw:frame>
        <draw:frame presentation:style-name="pr5" draw:text-style-name="P7" draw:layer="layout" svg:width="12.297cm" svg:height="14.732cm" svg:x="15.313cm" svg:y="4.064cm" presentation:class="outline" presentation:user-transformed="true">
          <draw:text-box>
            <text:p text:style-name="P4"><text:span text:style-name="T6">&gt;&gt;&gt;</text:span><text:span text:style-name="T7"> a </text:span><text:span text:style-name="T6">=</text:span><text:span text:style-name="T7"> sock</text:span><text:span text:style-name="T6">.</text:span><text:span text:style-name="T7">recv(</text:span><text:span text:style-name="T8">1024</text:span><text:span text:style-name="T7">)</text:span></text:p>
            <text:p text:style-name="P4"><text:span text:style-name="T6">&gt;&gt;&gt;</text:span><text:span text:style-name="T7"> sock</text:span><text:span text:style-name="T6">.</text:span><text:span text:style-name="T7">send(a </text:span><text:span text:style-name="T6">*</text:span><text:span text:style-name="T7"> </text:span><text:span text:style-name="T8">2</text:span><text:span text:style-name="T7">)</text:span></text:p>
            <text:p text:style-name="P6"><text:span text:style-name="T8">1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r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a xlink:href="https://www.python.org/" xlink:type="simple">https://www.python.org/</text:a></text:p>
              </text:list-item>
              <text:list-item>
                <text:p><text:a xlink:href="http://learnpythonthehardway.org/" xlink:type="simple">http://learnpythonthehardway.org/</text:a></text:p>
              </text:list-item>
              <text:list-item>
                <text:p><text:a xlink:href="http://corepython.com/" xlink:type="simple">http://corepython.com/</text:a></text:p>
              </text:list-item>
              <text:list-item>
                <text:p><text:a xlink:href="http://www.codecademy.com/tracks/python" xlink:type="simple">http://www.codecademy.com/tracks/python</text:a></text:p>
              </text:list-item>
              <text:list-item>
                <text:p><text:a xlink:href="http://www.checkio.org/" xlink:type="simple">http://www.checkio.org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, 'DejaVu Sans Mono'" style:font-family-generic="swiss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Consolas" svg:font-family="Consolas, 'DejaVu Sans Mono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smin Poieana</meta:initial-creator>
    <meta:creation-date>2014-05-25T17:30:58.795955711</meta:creation-date>
    <dc:date>2014-05-30T00:00:37.435995836</dc:date>
    <dc:creator>Cosmin Poieana</dc:creator>
    <meta:editing-duration>P2DT6H54M15S</meta:editing-duration>
    <meta:editing-cycles>66</meta:editing-cycles>
    <meta:generator>LibreOffice/4.2.3.3$Linux_X86_64 LibreOffice_project/420m0$Build-3</meta:generator>
    <meta:document-statistic meta:object-count="156"/>
  </office:meta>
</office:document-meta>
</file>